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2" svg:font-family="OpenSymbol" style:font-pitch="variable" style:font-charset="x-symbol"/>
    <style:font-face style:name="OpenSymbol" svg:font-family="OpenSymbol" style:font-adornments="Normal" style:font-pitch="variable" style:font-charset="x-symbol"/>
    <style:font-face style:name="OpenSymbol3"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OpenSymbol1" svg:font-family="OpenSymbol" style:font-adornments="Roman"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style:text-properties fo:font-size="14pt" style:font-size-asian="14pt" style:font-size-complex="14pt"/>
    </style:style>
    <style:style style:name="P10" style:family="paragraph" style:parent-style-name="Header">
      <style:paragraph-properties fo:text-align="end" style:justify-single-word="false"/>
      <style:text-properties fo:font-size="12pt" style:font-size-asian="12pt" style:font-size-complex="12pt"/>
    </style:style>
    <style:style style:name="P11" style:family="paragraph" style:parent-style-name="Header">
      <style:text-properties fo:font-size="3pt" style:font-size-asian="4pt" style:font-size-complex="4pt"/>
    </style:style>
    <style:style style:name="P12" style:family="paragraph" style:parent-style-name="Standard">
      <style:text-properties fo:font-size="2pt" style:font-size-asian="2pt" style:font-size-complex="2pt"/>
    </style:style>
    <style:style style:name="P13" style:family="paragraph" style:parent-style-name="Standard">
      <style:text-properties fo:font-size="6pt" style:font-size-asian="6pt" style:font-size-complex="6pt"/>
    </style:style>
    <style:style style:name="P14"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16"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text-properties officeooo:rsid="00178920" officeooo:paragraph-rsid="00178920"/>
    </style:style>
    <style:style style:name="P19" style:family="paragraph" style:parent-style-name="Footer">
      <style:text-properties officeooo:paragraph-rsid="003341e8"/>
    </style:style>
    <style:style style:name="P20"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_5f_En-tête">
      <style:text-properties officeooo:rsid="00203b1d" officeooo:paragraph-rsid="0046f792"/>
    </style:style>
    <style:style style:name="P23" style:family="paragraph" style:parent-style-name="Folio">
      <style:paragraph-properties fo:text-align="center" style:justify-single-word="false"/>
      <style:text-properties fo:font-size="8pt" officeooo:paragraph-rsid="001ce334" style:font-size-asian="8pt" style:font-size-complex="8pt"/>
    </style:style>
    <style:style style:name="P24" style:family="paragraph" style:parent-style-name="_5f_Paragraphe_20_livret_20_">
      <style:paragraph-properties fo:margin-left="0cm" fo:margin-right="0cm" fo:margin-top="0.3cm" fo:margin-bottom="0cm" loext:contextual-spacing="false" fo:text-indent="0cm" style:auto-text-indent="false"/>
      <style:text-properties officeooo:paragraph-rsid="0061fedd"/>
    </style:style>
    <style:style style:name="P25" style:family="paragraph" style:parent-style-name="_5f_Paragraphe_20_livret_20_">
      <style:paragraph-properties fo:margin-top="0.199cm" fo:margin-bottom="0cm" loext:contextual-spacing="false"/>
      <style:text-properties officeooo:paragraph-rsid="0061fedd"/>
    </style:style>
    <style:style style:name="P26" style:family="paragraph" style:parent-style-name="_5f_Paragraphe_20_livret_20_">
      <style:paragraph-properties fo:margin-top="0.199cm" fo:margin-bottom="0cm" loext:contextual-spacing="false"/>
      <style:text-properties officeooo:paragraph-rsid="0078c20a"/>
    </style:style>
    <style:style style:name="P27" style:family="paragraph" style:parent-style-name="_5f_Paragraphe_20_livret_20_">
      <style:paragraph-properties fo:margin-top="0.199cm" fo:margin-bottom="0cm" loext:contextual-spacing="false" fo:break-before="column"/>
      <style:text-properties officeooo:paragraph-rsid="00441486"/>
    </style:style>
    <style:style style:name="P28" style:family="paragraph" style:parent-style-name="_5f_Paragraphe_20_livret_20_" style:master-page-name="">
      <style:paragraph-properties fo:margin-top="0.199cm" fo:margin-bottom="0cm" loext:contextual-spacing="false" style:page-number="auto" fo:break-before="column">
        <style:tab-stops/>
      </style:paragraph-properties>
      <style:text-properties officeooo:paragraph-rsid="0078c20a"/>
    </style:style>
    <style:style style:name="P29" style:family="paragraph" style:parent-style-name="Standard" style:master-page-name="">
      <style:paragraph-properties fo:margin-top="0cm" fo:margin-bottom="0cm" loext:contextual-spacing="false" style:page-number="auto" fo:break-before="auto" fo:break-after="auto"/>
      <style:text-properties style:font-name="Bitstream Vera Sans" fo:font-size="10pt" officeooo:paragraph-rsid="00290c92" style:font-size-asian="10pt" style:font-size-complex="10pt"/>
    </style:style>
    <style:style style:name="P30" style:family="paragraph" style:parent-style-name="FILET_5f_POINTILLES">
      <style:paragraph-properties fo:margin-top="0cm" fo:margin-bottom="0cm" loext:contextual-spacing="false" style:line-height-at-least="0.7cm"/>
      <style:text-properties officeooo:paragraph-rsid="00648db8"/>
    </style:style>
    <style:style style:name="P31" style:family="paragraph" style:parent-style-name="FILET_5f_POINTILLES">
      <style:paragraph-properties fo:margin-top="0cm" fo:margin-bottom="0cm" loext:contextual-spacing="false" style:line-height-at-least="0.7cm"/>
      <style:text-properties style:text-position="0% 100%" officeooo:paragraph-rsid="00648db8"/>
    </style:style>
    <style:style style:name="P32" style:family="paragraph" style:parent-style-name="_5f_Paragraphe_20_livret_20_">
      <style:paragraph-properties fo:margin-top="0cm" fo:margin-bottom="0cm" loext:contextual-spacing="false"/>
      <style:text-properties officeooo:paragraph-rsid="0078c20a"/>
    </style:style>
    <style:style style:name="P33" style:family="paragraph" style:parent-style-name="FILET_5f_POINTILLES">
      <style:text-properties officeooo:paragraph-rsid="004e2bb0"/>
    </style:style>
    <style:style style:name="P34" style:family="paragraph" style:parent-style-name="FILET_5f_POINTILLES">
      <style:text-properties officeooo:paragraph-rsid="005a5f81"/>
    </style:style>
    <style:style style:name="P35" style:family="paragraph" style:parent-style-name="FILET_5f_POINTILLES">
      <style:text-properties officeooo:paragraph-rsid="00648db8"/>
    </style:style>
    <style:style style:name="P36" style:family="paragraph" style:parent-style-name="FILET_5f_POINTILLES">
      <style:text-properties style:text-position="0% 100%" officeooo:paragraph-rsid="00648db8"/>
    </style:style>
    <style:style style:name="P37" style:family="paragraph" style:parent-style-name="FILET_5f_POINTILLES">
      <style:text-properties officeooo:paragraph-rsid="0071364a"/>
    </style:style>
    <style:style style:name="P38" style:family="paragraph" style:parent-style-name="Standard">
      <style:paragraph-properties fo:margin-top="0.101cm" fo:margin-bottom="0cm" loext:contextual-spacing="false" fo:text-align="start" style:justify-single-word="false"/>
      <style:text-properties officeooo:paragraph-rsid="00548fd6"/>
    </style:style>
    <style:style style:name="P39" style:family="paragraph" style:parent-style-name="Standard">
      <style:paragraph-properties fo:margin-top="0.101cm" fo:margin-bottom="0cm" loext:contextual-spacing="false" fo:text-align="justify" style:justify-single-word="false"/>
      <style:text-properties officeooo:paragraph-rsid="007ef8cd"/>
    </style:style>
    <style:style style:name="P40" style:family="paragraph" style:parent-style-name="Standard">
      <style:paragraph-properties fo:margin-top="0.101cm" fo:margin-bottom="0cm" loext:contextual-spacing="false" fo:line-height="0.43cm" fo:text-align="justify" style:justify-single-word="false"/>
      <style:text-properties fo:color="#000000" style:font-name="Bitstream Vera Sans" fo:font-size="10pt" fo:font-style="normal" fo:font-weight="bold" officeooo:paragraph-rsid="007ef8cd" style:font-name-asian="Times New Roman" style:font-size-asian="10pt" style:font-style-asian="normal" style:font-weight-asian="bold" style:font-name-complex="Times New Roman" style:font-size-complex="10pt" style:font-style-complex="normal" style:font-weight-complex="bold"/>
    </style:style>
    <style:style style:name="P41" style:family="paragraph" style:parent-style-name="Standard" style:master-page-name="">
      <style:paragraph-properties fo:margin-top="0.101cm" fo:margin-bottom="0cm" loext:contextual-spacing="false" fo:text-align="start" style:justify-single-word="false" style:page-number="auto" fo:break-before="auto" fo:break-after="auto"/>
      <style:text-properties officeooo:paragraph-rsid="007ef8cd"/>
    </style:style>
    <style:style style:name="P42" style:family="paragraph" style:parent-style-name="Standard">
      <style:paragraph-properties fo:text-align="justify" style:justify-single-word="false" fo:break-before="column"/>
      <style:text-properties officeooo:paragraph-rsid="00548fd6"/>
    </style:style>
    <style:style style:name="P43" style:family="paragraph" style:parent-style-name="_5f_Paragraphe_20_livret_20_">
      <style:paragraph-properties fo:margin-top="0.4cm" fo:margin-bottom="0cm" loext:contextual-spacing="false"/>
      <style:text-properties officeooo:paragraph-rsid="0078c20a"/>
    </style:style>
    <style:style style:name="P44" style:family="paragraph" style:parent-style-name="_5f_Paragraphe_20_livret_20_">
      <style:paragraph-properties fo:margin-top="0.4cm" fo:margin-bottom="0cm" loext:contextual-spacing="false"/>
      <style:text-properties officeooo:paragraph-rsid="007a40dd"/>
    </style:style>
    <style:style style:name="P45" style:family="paragraph" style:parent-style-name="_5f_Paragraphe_20_livret_20_">
      <style:paragraph-properties fo:margin-top="0.4cm" fo:margin-bottom="0cm" loext:contextual-spacing="false"/>
      <style:text-properties officeooo:paragraph-rsid="007ef8cd"/>
    </style:style>
    <style:style style:name="P46" style:family="paragraph" style:parent-style-name="_5f_Paragraphe_20_livret_20_">
      <style:paragraph-properties fo:margin-top="0.3cm" fo:margin-bottom="0cm" loext:contextual-spacing="false"/>
      <style:text-properties officeooo:paragraph-rsid="0078c20a"/>
    </style:style>
    <style:style style:name="P47" style:family="paragraph" style:parent-style-name="_5f_Paragraphe_20_livret_20_">
      <style:paragraph-properties fo:margin-top="0.3cm" fo:margin-bottom="0cm" loext:contextual-spacing="false"/>
      <style:text-properties officeooo:paragraph-rsid="00441486"/>
    </style:style>
    <style:style style:name="P48" style:family="paragraph" style:parent-style-name="_5f_Paragraphe_20_livret_20_">
      <style:paragraph-properties fo:margin-top="0.3cm" fo:margin-bottom="0cm" loext:contextual-spacing="false"/>
      <style:text-properties officeooo:paragraph-rsid="0061fedd"/>
    </style:style>
    <style:style style:name="P49" style:family="paragraph" style:parent-style-name="_5f_Paragraphe_20_livret_20_">
      <style:paragraph-properties fo:margin-top="0.3cm" fo:margin-bottom="0cm" loext:contextual-spacing="false"/>
      <style:text-properties officeooo:paragraph-rsid="007ef8cd"/>
    </style:style>
    <style:style style:name="P50" style:family="paragraph" style:parent-style-name="_5f_Paragraphe_20_livret_20_">
      <style:paragraph-properties fo:margin-top="0.6cm" fo:margin-bottom="0cm" loext:contextual-spacing="false"/>
      <style:text-properties officeooo:paragraph-rsid="0078c20a"/>
    </style:style>
    <style:style style:name="P51" style:family="paragraph" style:parent-style-name="_5f_Paragraphe_20_livret_20_">
      <style:paragraph-properties fo:margin-top="0.6cm" fo:margin-bottom="0cm" loext:contextual-spacing="false"/>
      <style:text-properties officeooo:paragraph-rsid="007ef8cd"/>
    </style:style>
    <style:style style:name="P52" style:family="paragraph" style:parent-style-name="_5f_Paragraphe_20_livret_20_réponse_20_élève">
      <style:paragraph-properties fo:margin-top="0.049cm" fo:margin-bottom="0cm" loext:contextual-spacing="false" style:line-height-at-least="0.66cm">
        <style:tab-stops>
          <style:tab-stop style:position="9.2cm" style:type="right" style:leader-style="dotted" style:leader-text="."/>
        </style:tab-stops>
      </style:paragraph-properties>
      <style:text-properties officeooo:paragraph-rsid="00557074"/>
    </style:style>
    <style:style style:name="P53" style:family="paragraph" style:parent-style-name="_5f_Paragraphe_20_livret_20_">
      <style:paragraph-properties fo:margin-top="0.27cm" fo:margin-bottom="0.101cm" loext:contextual-spacing="false"/>
      <style:text-properties officeooo:paragraph-rsid="00441486"/>
    </style:style>
    <style:style style:name="P54" style:family="paragraph" style:parent-style-name="_5f_Paragraphe_20_livret_20_">
      <style:paragraph-properties fo:margin-top="0.42cm" fo:margin-bottom="0cm" loext:contextual-spacing="false"/>
      <style:text-properties officeooo:rsid="0066484a" officeooo:paragraph-rsid="007f7e44"/>
    </style:style>
    <style:style style:name="P55" style:family="paragraph" style:parent-style-name="Exo_5f_Num">
      <style:paragraph-properties fo:margin-top="0.499cm" fo:margin-bottom="0.101cm" loext:contextual-spacing="false"/>
    </style:style>
    <style:style style:name="P56" style:family="paragraph" style:parent-style-name="Exo_5f_Num">
      <style:paragraph-properties fo:margin-top="0.6cm" fo:margin-bottom="0cm" loext:contextual-spacing="false"/>
    </style:style>
    <style:style style:name="P57" style:family="paragraph" style:parent-style-name="Exo_5f_Num">
      <style:paragraph-properties fo:margin-top="0.6cm" fo:margin-bottom="0.199cm" loext:contextual-spacing="false"/>
    </style:style>
    <style:style style:name="P58" style:family="paragraph" style:parent-style-name="Exo_5f_Num">
      <style:paragraph-properties fo:margin-top="0.85cm" fo:margin-bottom="0.25cm" loext:contextual-spacing="false"/>
    </style:style>
    <style:style style:name="P59" style:family="paragraph" style:parent-style-name="Exo_5f_Num">
      <style:paragraph-properties fo:margin-top="0.9cm" fo:margin-bottom="0cm" loext:contextual-spacing="false"/>
    </style:style>
    <style:style style:name="P60" style:family="paragraph" style:parent-style-name="Exo_5f_Num">
      <style:paragraph-properties fo:margin-top="0.499cm" fo:margin-bottom="0.3cm" loext:contextual-spacing="false"/>
    </style:style>
    <style:style style:name="P61" style:family="paragraph" style:parent-style-name="Exo_5f_Num">
      <style:paragraph-properties fo:margin-top="0.951cm" fo:margin-bottom="0cm" loext:contextual-spacing="false"/>
      <style:text-properties officeooo:paragraph-rsid="005a5f81"/>
    </style:style>
    <style:style style:name="P62" style:family="paragraph" style:parent-style-name="Standard" style:master-page-name="_5f_Fiche_20_éditeur_20_série_20_2_20_une_20_colonne_20_impaire_20__28_G_29_">
      <style:paragraph-properties style:page-number="41" fo:break-before="auto" fo:break-after="auto"/>
      <style:text-properties officeooo:paragraph-rsid="003a765c"/>
    </style:style>
    <style:style style:name="P63" style:family="paragraph" style:parent-style-name="_5f_Paragraphe_20_livret_20_réponse_20_élève" style:list-style-name="liste_5f_abc">
      <style:paragraph-properties style:line-height-at-least="0.66cm">
        <style:tab-stops>
          <style:tab-stop style:position="9.2cm" style:type="right" style:leader-style="dotted" style:leader-text="."/>
        </style:tab-stops>
      </style:paragraph-properties>
      <style:text-properties officeooo:paragraph-rsid="007a40dd"/>
    </style:style>
    <style:style style:name="P64" style:family="paragraph" style:parent-style-name="_5f_Paragraphe_20_livret_20_réponse_20_élève" style:list-style-name="liste_5f_abc">
      <style:paragraph-properties style:line-height-at-least="0.66cm">
        <style:tab-stops>
          <style:tab-stop style:position="9.2cm" style:type="right" style:leader-style="dotted" style:leader-text="."/>
        </style:tab-stops>
      </style:paragraph-properties>
      <style:text-properties officeooo:paragraph-rsid="007ef8cd"/>
    </style:style>
    <style:style style:name="P65" style:family="paragraph" style:parent-style-name="_5f_Paragraphe_20_livret_20_réponse_20_élève" style:list-style-name="liste_5f_abc">
      <style:paragraph-properties style:line-height-at-least="0.66cm">
        <style:tab-stops>
          <style:tab-stop style:position="9.2cm" style:type="right" style:leader-style="dotted" style:leader-text="."/>
        </style:tab-stops>
      </style:paragraph-properties>
      <style:text-properties officeooo:paragraph-rsid="0062de8d"/>
    </style:style>
    <style:style style:name="P66" style:family="paragraph" style:parent-style-name="_5f_Paragraphe_20_livret_20_réponse_20_élève" style:list-style-name="liste_5f_abc">
      <style:paragraph-properties style:line-height-at-least="0.66cm">
        <style:tab-stops>
          <style:tab-stop style:position="9.2cm" style:type="right" style:leader-style="dotted" style:leader-text="."/>
        </style:tab-stops>
      </style:paragraph-properties>
      <style:text-properties officeooo:paragraph-rsid="0076c29e"/>
    </style:style>
    <style:style style:name="P67" style:family="paragraph" style:parent-style-name="_5f_Paragraphe_20_livret_20_réponse_20_élève" style:list-style-name="liste_5f_abc">
      <style:paragraph-properties style:line-height-at-least="0.66cm">
        <style:tab-stops>
          <style:tab-stop style:position="9.2cm" style:type="right" style:leader-style="dotted" style:leader-text="."/>
        </style:tab-stops>
      </style:paragraph-properties>
      <style:text-properties officeooo:paragraph-rsid="0078c20a"/>
    </style:style>
    <style:style style:name="P68" style:family="paragraph" style:parent-style-name="_5f_Paragraphe_20_livret_20_réponse_20_élève" style:list-style-name="liste_5f_abc">
      <style:paragraph-properties fo:margin-top="0.049cm" fo:margin-bottom="0cm" loext:contextual-spacing="false" style:line-height-at-least="0.66cm">
        <style:tab-stops>
          <style:tab-stop style:position="9.2cm" style:type="right" style:leader-style="dotted" style:leader-text="."/>
        </style:tab-stops>
      </style:paragraph-properties>
      <style:text-properties officeooo:paragraph-rsid="0076c29e"/>
    </style:style>
    <style:style style:name="P69" style:family="paragraph" style:parent-style-name="_5f_Paragraphe_20_livret_20_réponse_20_élève" style:list-style-name="liste_5f_abc">
      <style:paragraph-properties fo:margin-top="0.049cm" fo:margin-bottom="0cm" loext:contextual-spacing="false" style:line-height-at-least="0.66cm">
        <style:tab-stops>
          <style:tab-stop style:position="9.2cm" style:type="right" style:leader-style="dotted" style:leader-text="."/>
        </style:tab-stops>
      </style:paragraph-properties>
      <style:text-properties officeooo:paragraph-rsid="007ef8cd"/>
    </style:style>
    <style:style style:name="P70" style:family="paragraph" style:parent-style-name="_5f_Paragraphe_20_livret_20_réponse_20_élève" style:list-style-name="liste_5f_abc">
      <style:paragraph-properties fo:margin-top="0.049cm" fo:margin-bottom="0cm" loext:contextual-spacing="false" style:line-height-at-least="0.66cm">
        <style:tab-stops>
          <style:tab-stop style:position="9.2cm" style:type="right" style:leader-style="dotted" style:leader-text="."/>
        </style:tab-stops>
      </style:paragraph-properties>
      <style:text-properties officeooo:paragraph-rsid="0078c20a"/>
    </style:style>
    <style:style style:name="P71" style:family="paragraph" style:parent-style-name="_5f_Paragraphe_20_livret_20_réponse_20_élève" style:list-style-name="liste_5f_abc">
      <style:paragraph-properties fo:margin-top="0.049cm" fo:margin-bottom="0cm" loext:contextual-spacing="false" style:line-height-at-least="0.66cm">
        <style:tab-stops>
          <style:tab-stop style:position="9.2cm" style:type="right" style:leader-style="dotted" style:leader-text="."/>
        </style:tab-stops>
      </style:paragraph-properties>
      <style:text-properties officeooo:rsid="00557074" officeooo:paragraph-rsid="0076c29e"/>
    </style:style>
    <style:style style:name="P72" style:family="paragraph" style:parent-style-name="_5f_Paragraphe_20_livret_20_réponse_20_élève" style:list-style-name="liste_5f_abc">
      <style:paragraph-properties fo:margin-top="0.049cm" fo:margin-bottom="0cm" loext:contextual-spacing="false" style:line-height-at-least="0.66cm">
        <style:tab-stops>
          <style:tab-stop style:position="9.2cm" style:type="right" style:leader-style="dotted" style:leader-text="."/>
        </style:tab-stops>
      </style:paragraph-properties>
      <style:text-properties officeooo:rsid="00557074" officeooo:paragraph-rsid="007ef8cd"/>
    </style:style>
    <style:style style:name="P73" style:family="paragraph" style:parent-style-name="_5f_Pied_20_de_20_page" style:list-style-name=""/>
    <style:style style:name="P74" style:family="paragraph" style:parent-style-name="_5f_Pied_20_de_20_page" style:list-style-name="">
      <style:paragraph-properties fo:text-align="end" style:justify-single-word="false"/>
    </style:style>
    <style:style style:name="P75" style:family="paragraph" style:parent-style-name="_5f_Pied_20_de_20_page">
      <style:paragraph-properties fo:text-align="end" style:justify-single-word="false"/>
    </style:style>
    <style:style style:name="P7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77" style:family="paragraph" style:parent-style-name="_5f_Titre_20_d_27_exercices_20_livret" style:list-style-name="_5f_Numérotation_20_des_20_exercices_20_livrets">
      <style:paragraph-properties fo:margin-top="0cm" fo:margin-bottom="0cm" loext:contextual-spacing="false" fo:text-align="center" style:justify-single-word="false"/>
      <style:text-properties fo:font-style="normal" officeooo:paragraph-rsid="00441486" style:font-style-asian="normal" style:font-style-complex="normal"/>
    </style:style>
    <style:style style:name="P78" style:family="paragraph" style:parent-style-name="_5f_Titre_20_d_27_exercices_20_livret_20_sans_20_titre" style:list-style-name="Num_5f_Exo">
      <style:paragraph-properties fo:margin-top="0.499cm" fo:margin-bottom="0cm" loext:contextual-spacing="false"/>
    </style:style>
    <style:style style:name="P79" style:family="paragraph" style:parent-style-name="_5f_Titre_20_d_27_exercices_20_livret_20_sans_20_titre" style:list-style-name="Num_5f_Exo">
      <style:paragraph-properties fo:margin-top="0.67cm" fo:margin-bottom="0cm" loext:contextual-spacing="false"/>
      <style:text-properties officeooo:paragraph-rsid="006a382b"/>
    </style:style>
    <style:style style:name="P80" style:family="paragraph" style:parent-style-name="_5f_Titre_20_d_27_exercices_20_livret_20_sans_20_titre" style:list-style-name="Num_5f_Exo">
      <style:paragraph-properties fo:margin-top="0.67cm" fo:margin-bottom="0cm" loext:contextual-spacing="false"/>
      <style:text-properties officeooo:paragraph-rsid="00557074"/>
    </style:style>
    <style:style style:name="P81" style:family="paragraph" style:parent-style-name="_5f_Titre_20_d_27_exercices_20_livret_20_sans_20_titre" style:list-style-name="Num_5f_Exo">
      <style:paragraph-properties fo:margin-top="0.681cm" fo:margin-bottom="0cm" loext:contextual-spacing="false"/>
      <style:text-properties officeooo:paragraph-rsid="00557074"/>
    </style:style>
    <style:style style:name="P82" style:family="paragraph">
      <style:paragraph-properties fo:margin-top="0cm" fo:margin-bottom="0.199cm" fo:text-align="center"/>
    </style:style>
    <style:style style:name="P83" style:family="paragraph">
      <loext:graphic-properties draw:fill-color="#d3802b"/>
      <style:paragraph-properties fo:margin-top="0cm" fo:margin-bottom="0.199cm" fo:text-align="center"/>
      <style:text-properties fo:color="#ffffff" style:font-name="Bitstream Vera Sans" fo:font-size="11pt" fo:font-weight="bold" style:font-size-asian="11pt" style:font-weight-asian="bold" style:font-size-complex="11pt" style:font-weight-complex="bold"/>
    </style:style>
    <style:style style:name="P8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indent="0cm"/>
    </style:style>
    <style:style style:name="P8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88" style:family="paragraph">
      <style:paragraph-properties fo:text-align="center"/>
    </style:style>
    <style:style style:name="P8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text-align="center"/>
      <style:text-properties fo:color="#ffffff" style:font-name="Bitstream Vera Sans" fo:font-size="16pt" fo:font-weight="bold" style:font-size-asian="16pt" style:font-weight-asian="bold" style:font-size-complex="16pt" style:font-weight-complex="bold"/>
    </style:style>
    <style:style style:name="P91" style:family="paragraph">
      <loext:graphic-properties draw:fill="solid" draw:fill-color="#d7e12c"/>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size="12pt" officeooo:rsid="0071364a" style:font-size-asian="12pt" style:font-size-complex="12pt"/>
    </style:style>
    <style:style style:name="T6" style:family="text">
      <style:text-properties fo:font-size="12pt" style:font-size-asian="12pt" style:font-style-asian="normal" style:font-size-complex="12pt" style:font-style-complex="normal"/>
    </style:style>
    <style:style style:name="T7" style:family="text">
      <style:text-properties fo:font-size="12pt" fo:letter-spacing="-0.004cm"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6cd7eb" style:font-size-asian="12pt" style:font-weight-asian="normal" style:font-size-complex="12pt" style:font-weight-complex="normal"/>
    </style:style>
    <style:style style:name="T10" style:family="text">
      <style:text-properties officeooo:rsid="004ebb8a"/>
    </style:style>
    <style:style style:name="T11" style:family="text">
      <style:text-properties style:text-position="super 58%"/>
    </style:style>
    <style:style style:name="T12" style:family="text">
      <style:text-properties style:text-position="super 58%" style:font-name="Bitstream Vera Sans3" fo:font-size="10pt" fo:font-weight="normal" officeooo:rsid="007ef8cd" style:font-size-asian="10pt" style:font-weight-asian="normal" style:font-size-complex="10pt" style:font-weight-complex="normal"/>
    </style:style>
    <style:style style:name="T13" style:family="text">
      <style:text-properties style:font-name="Times New Roman" fo:font-size="12pt" fo:font-style="italic" style:font-size-asian="12pt" style:font-style-asian="italic" style:font-size-complex="12pt" style:font-style-complex="italic"/>
    </style:style>
    <style:style style:name="T14" style:family="text">
      <style:text-properties style:font-name="OpenSymbol2" fo:font-size="10pt" fo:font-style="normal" style:font-name-asian="OpenSymbol2" style:font-size-asian="10pt" style:font-style-asian="normal" style:font-name-complex="OpenSymbol2" style:font-size-complex="10pt" style:font-style-complex="normal"/>
    </style:style>
    <style:style style:name="T15" style:family="text">
      <style:text-properties style:font-name="OpenSymbol2" fo:font-size="10pt" fo:font-style="normal" style:font-name-asian="OpenSymbol2" style:font-style-asian="normal" style:font-name-complex="OpenSymbol2" style:font-style-complex="normal"/>
    </style:style>
    <style:style style:name="T16" style:family="text">
      <style:text-properties style:font-name="OpenSymbol2" fo:font-size="10pt" fo:font-style="normal" officeooo:rsid="0071364a" style:font-name-asian="OpenSymbol2" style:font-style-asian="normal" style:font-name-complex="OpenSymbol2" style:font-style-complex="normal"/>
    </style:style>
    <style:style style:name="T17" style:family="text">
      <style:text-properties style:font-name="OpenSymbol2" fo:font-size="10pt" fo:font-style="normal" fo:font-weight="normal" style:font-name-asian="OpenSymbol2" style:font-style-asian="normal" style:font-weight-asian="normal" style:font-name-complex="OpenSymbol2" style:font-style-complex="normal" style:font-weight-complex="normal" style:text-scale="100%"/>
    </style:style>
    <style:style style:name="T18" style:family="text">
      <style:text-properties style:font-name="OpenSymbol2" fo:font-size="10pt" fo:font-style="normal" fo:font-weight="normal" style:font-name-asian="OpenSymbol2" style:font-style-asian="normal" style:font-name-complex="OpenSymbol2" style:font-style-complex="normal" style:text-scale="100%"/>
    </style:style>
    <style:style style:name="T19" style:family="text">
      <style:text-properties style:font-name="OpenSymbol2" fo:font-size="10pt" fo:font-style="normal" fo:font-weight="normal" officeooo:rsid="00548fd6" style:font-name-asian="OpenSymbol2" style:font-style-asian="normal" style:font-name-complex="OpenSymbol2" style:font-style-complex="normal" style:text-scale="100%"/>
    </style:style>
    <style:style style:name="T20" style:family="text">
      <style:text-properties style:font-name="OpenSymbol2" fo:font-size="10pt" fo:font-style="normal" fo:font-weight="normal" style:font-name-asian="OpenSymbol2" style:font-size-asian="10pt" style:font-style-asian="normal" style:font-weight-asian="normal" style:font-name-complex="OpenSymbol2" style:font-size-complex="10pt" style:font-style-complex="normal" style:font-weight-complex="normal" style:text-scale="100%"/>
    </style:style>
    <style:style style:name="T21" style:family="text">
      <style:text-properties style:font-name="Bitstream Vera Sans"/>
    </style:style>
    <style:style style:name="T22" style:family="text">
      <style:text-properties style:font-name="Bitstream Vera Sans" fo:font-style="normal" style:font-name-asian="OpenSymbol2" style:font-style-asian="normal" style:font-name-complex="OpenSymbol2" style:font-style-complex="normal"/>
    </style:style>
    <style:style style:name="T23" style:family="text">
      <style:text-properties style:font-name="Bitstream Vera Sans" fo:font-style="normal" style:font-style-asian="normal" style:font-style-complex="normal"/>
    </style:style>
    <style:style style:name="T24" style:family="text">
      <style:text-properties style:font-name="Bitstream Vera Sans" fo:font-size="10pt" fo:font-style="normal" style:font-size-asian="10pt" style:font-style-asian="normal" style:font-size-complex="10pt" style:font-style-complex="normal"/>
    </style:style>
    <style:style style:name="T25" style:family="text">
      <style:text-properties style:font-name="Bitstream Vera Sans" fo:font-size="10pt" fo:font-style="normal" fo:font-weight="normal" officeooo:rsid="006a2531" style:font-size-asian="10pt" style:font-style-asian="normal" style:font-weight-asian="normal" style:font-size-complex="10pt" style:font-style-complex="normal" style:font-weight-complex="normal"/>
    </style:style>
    <style:style style:name="T26" style:family="text">
      <style:text-properties style:font-name="Bitstream Vera Sans" fo:font-size="10pt" fo:font-style="normal" fo:font-weight="normal" style:font-size-asian="10pt" style:font-style-asian="normal" style:font-size-complex="10pt" style:font-style-complex="normal"/>
    </style:style>
    <style:style style:name="T27" style:family="text">
      <style:text-properties style:font-name="Bitstream Vera Sans" fo:font-size="10pt" fo:font-style="normal" fo:font-weight="normal" officeooo:rsid="00548fd6"/>
    </style:style>
    <style:style style:name="T28" style:family="text">
      <style:text-properties style:font-name="Bitstream Vera Sans" fo:font-size="12pt" fo:font-style="normal" style:font-name-asian="OpenSymbol2" style:font-size-asian="12pt" style:font-style-asian="normal" style:font-name-complex="OpenSymbol2" style:font-size-complex="12pt" style:font-style-complex="normal"/>
    </style:style>
    <style:style style:name="T29" style:family="text">
      <style:text-properties style:font-name="Bitstream Vera Sans" fo:font-size="12pt" fo:font-style="normal" style:font-size-asian="12pt" style:font-style-asian="normal" style:font-size-complex="12pt" style:font-style-complex="normal"/>
    </style:style>
    <style:style style:name="T30" style:family="text">
      <style:text-properties style:font-name="Bitstream Vera Sans" officeooo:rsid="00548fd6"/>
    </style:style>
    <style:style style:name="T31" style:family="text">
      <style:text-properties style:font-name="Bitstream Vera Sans" officeooo:rsid="00557074"/>
    </style:style>
    <style:style style:name="T32" style:family="text">
      <style:text-properties style:text-position="0% 100%"/>
    </style:style>
    <style:style style:name="T33" style:family="text">
      <style:text-properties style:text-position="0% 100%" style:font-name="OpenSymbol2" fo:font-size="10pt" fo:font-style="normal" fo:font-weight="normal" style:font-name-asian="OpenSymbol2" style:font-style-asian="normal" style:font-name-complex="OpenSymbol2" style:font-style-complex="normal" style:text-scale="100%"/>
    </style:style>
    <style:style style:name="T34" style:family="text">
      <style:text-properties style:text-position="0% 100%" style:font-name="OpenSymbol2" fo:font-size="10pt" fo:font-style="normal" fo:font-weight="normal" officeooo:rsid="00557074" style:font-name-asian="OpenSymbol2" style:font-style-asian="normal" style:font-name-complex="OpenSymbol2" style:font-style-complex="normal" style:text-scale="100%"/>
    </style:style>
    <style:style style:name="T35" style:family="text">
      <style:text-properties style:text-position="0% 100%" style:font-name="OpenSymbol2" fo:font-size="10pt" fo:font-style="normal" fo:font-weight="normal" officeooo:rsid="00548fd6" style:font-name-asian="OpenSymbol2" style:font-style-asian="normal" style:font-name-complex="OpenSymbol2" style:font-style-complex="normal" style:text-scale="100%"/>
    </style:style>
    <style:style style:name="T36" style:family="text">
      <style:text-properties style:text-position="0% 100%" style:font-name="OpenSymbol2" fo:font-size="10pt" fo:font-style="normal" style:font-name-asian="OpenSymbol2" style:font-style-asian="normal" style:font-name-complex="OpenSymbol2" style:font-style-complex="normal"/>
    </style:style>
    <style:style style:name="T37" style:family="text">
      <style:text-properties style:text-position="0% 100%" style:font-name="OpenSymbol2" fo:font-size="10pt" fo:letter-spacing="-0.035cm" fo:font-style="normal" fo:font-weight="normal" officeooo:rsid="00548fd6" style:font-name-asian="OpenSymbol2" style:font-style-asian="normal" style:font-name-complex="OpenSymbol2" style:font-style-complex="normal" style:text-scale="100%"/>
    </style:style>
    <style:style style:name="T38" style:family="text">
      <style:text-properties style:text-position="0% 100%" fo:font-size="12pt" style:font-size-asian="12pt" style:font-size-complex="12pt"/>
    </style:style>
    <style:style style:name="T39" style:family="text">
      <style:text-properties style:text-position="0% 100%" fo:font-size="12pt" fo:font-weight="normal" officeooo:rsid="006cd7eb" style:font-size-asian="12pt" style:font-weight-asian="normal" style:font-size-complex="12pt" style:font-weight-complex="normal"/>
    </style:style>
    <style:style style:name="T40" style:family="text">
      <style:text-properties style:text-position="0% 100%" style:font-name-asian="OpenSymbol2" style:font-style-asian="normal" style:font-name-complex="OpenSymbol2" style:font-style-complex="normal"/>
    </style:style>
    <style:style style:name="T41" style:family="text">
      <style:text-properties style:text-position="0% 100%" officeooo:rsid="005741a1" style:font-name-asian="OpenSymbol2" style:font-style-asian="normal" style:font-name-complex="OpenSymbol2" style:font-style-complex="normal"/>
    </style:style>
    <style:style style:name="T42" style:family="text">
      <style:text-properties style:text-position="0% 100%" style:font-name-asian="OpenSymbol2" style:font-size-asian="11pt" style:font-style-asian="normal" style:font-name-complex="OpenSymbol2" style:font-size-complex="11pt" style:font-style-complex="normal"/>
    </style:style>
    <style:style style:name="T43" style:family="text">
      <style:text-properties style:text-position="0% 100%" officeooo:rsid="00548fd6" style:font-name-asian="OpenSymbol2" style:font-size-asian="11pt" style:font-style-asian="normal" style:font-name-complex="OpenSymbol2" style:font-size-complex="11pt" style:font-style-complex="normal"/>
    </style:style>
    <style:style style:name="T44" style:family="text">
      <style:text-properties style:text-position="0% 100%" officeooo:rsid="00557074" style:font-name-asian="OpenSymbol2" style:font-size-asian="11pt" style:font-style-asian="normal" style:font-name-complex="OpenSymbol2" style:font-size-complex="11pt" style:font-style-complex="normal"/>
    </style:style>
    <style:style style:name="T45" style:family="text">
      <style:text-properties style:text-position="0% 100%" officeooo:rsid="00548fd6" style:font-name-asian="OpenSymbol2" style:font-name-complex="OpenSymbol2"/>
    </style:style>
    <style:style style:name="T46" style:family="text">
      <style:text-properties style:text-position="0% 100%" officeooo:rsid="00557074" style:font-name-asian="OpenSymbol2" style:font-name-complex="OpenSymbol2"/>
    </style:style>
    <style:style style:name="T47" style:family="text">
      <style:text-properties style:text-position="0% 100%" officeooo:rsid="005741a1" style:font-name-asian="OpenSymbol2" style:font-name-complex="OpenSymbol2"/>
    </style:style>
    <style:style style:name="T48" style:family="text">
      <style:text-properties style:text-position="0% 100%" style:font-name="Times New Roman2" fo:font-size="12pt" fo:font-style="italic" fo:font-weight="normal" style:font-name-asian="OpenSymbol2" style:font-name-complex="OpenSymbol2"/>
    </style:style>
    <style:style style:name="T49" style:family="text">
      <style:text-properties style:text-position="0% 100%" style:font-name="Times New Roman2" fo:font-size="12pt" fo:font-style="italic" fo:font-weight="normal" officeooo:rsid="00548fd6" style:font-name-asian="OpenSymbol2" style:font-name-complex="OpenSymbol2"/>
    </style:style>
    <style:style style:name="T50" style:family="text">
      <style:text-properties style:text-position="0% 100%" style:font-name="Times New Roman2" fo:font-size="12pt" fo:font-style="italic" fo:font-weight="normal" officeooo:rsid="00557074" style:font-name-asian="OpenSymbol2" style:font-name-complex="OpenSymbol2"/>
    </style:style>
    <style:style style:name="T51" style:family="text">
      <style:text-properties style:text-position="0% 100%" style:font-name="Times New Roman2" fo:font-size="12pt" fo:font-style="italic" fo:font-weight="normal" officeooo:rsid="005741a1" style:font-name-asian="OpenSymbol2" style:font-name-complex="OpenSymbol2"/>
    </style:style>
    <style:style style:name="T52" style:family="text">
      <style:text-properties style:text-position="0% 100%" style:font-name="Times New Roman2" fo:font-size="12pt" fo:font-style="italic" fo:font-weight="normal" officeooo:rsid="00557074" style:font-name-asian="OpenSymbol2" style:font-name-complex="OpenSymbol2" style:text-scale="100%"/>
    </style:style>
    <style:style style:name="T53" style:family="text">
      <style:text-properties style:text-position="0% 100%" style:font-name="Times New Roman2" fo:font-size="12pt" fo:letter-spacing="-0.035cm" fo:font-style="italic" fo:font-weight="normal" officeooo:rsid="005a5f81"/>
    </style:style>
    <style:style style:name="T54" style:family="text">
      <style:text-properties style:text-position="0% 100%" style:font-name="Times New Roman2" fo:font-size="12pt" fo:letter-spacing="-0.035cm" fo:font-style="italic" fo:font-weight="normal" officeooo:rsid="00557074" style:font-name-asian="OpenSymbol2" style:font-name-complex="OpenSymbol2" style:text-scale="100%"/>
    </style:style>
    <style:style style:name="T55" style:family="text">
      <style:text-properties style:text-position="0% 100%" style:font-name="Times New Roman2" fo:font-size="12pt" fo:letter-spacing="0.004cm" fo:font-style="italic" fo:font-weight="normal" officeooo:rsid="005a5f81" style:font-size-asian="12pt" style:font-size-complex="12pt"/>
    </style:style>
    <style:style style:name="T56" style:family="text">
      <style:text-properties style:text-position="0% 100%" style:font-name="Times New Roman2" fo:font-size="12pt" fo:letter-spacing="0.004cm" fo:font-style="italic" fo:font-weight="normal" officeooo:rsid="005a5f81" style:font-name-asian="OpenSymbol2" style:font-size-asian="12pt" style:font-name-complex="OpenSymbol2" style:font-size-complex="12pt" style:text-scale="100%"/>
    </style:style>
    <style:style style:name="T57" style:family="text">
      <style:text-properties style:text-position="0% 100%" style:font-name="Times New Roman2" fo:font-size="7pt" fo:letter-spacing="0.004cm" fo:font-style="italic" fo:font-weight="normal" style:font-name-asian="OpenSymbol2" style:font-size-asian="7pt" style:font-name-complex="OpenSymbol2" style:font-size-complex="7pt" style:text-scale="100%"/>
    </style:style>
    <style:style style:name="T58" style:family="text">
      <style:text-properties style:text-position="0% 100%" style:font-name="OpenSymbol" fo:font-size="12pt" fo:font-style="normal" fo:font-weight="normal" style:font-name-asian="OpenSymbol2" style:font-style-asian="normal" style:font-name-complex="OpenSymbol2" style:font-style-complex="normal"/>
    </style:style>
    <style:style style:name="T59" style:family="text">
      <style:text-properties style:text-position="0% 100%" style:font-name="OpenSymbol" fo:font-size="12pt" fo:font-style="normal" fo:font-weight="normal" style:font-name-asian="OpenSymbol2" style:font-size-asian="10pt" style:font-style-asian="normal" style:font-name-complex="OpenSymbol2" style:font-size-complex="10pt" style:font-style-complex="normal"/>
    </style:style>
    <style:style style:name="T60" style:family="text">
      <style:text-properties style:text-position="0% 100%" style:font-name="OpenSymbol" fo:font-size="10pt" fo:font-style="normal" fo:font-weight="normal" style:font-style-asian="normal" style:font-style-complex="normal"/>
    </style:style>
    <style:style style:name="T61" style:family="text">
      <style:text-properties style:text-position="0% 100%" style:font-name="OpenSymbol" fo:font-size="10pt" fo:font-style="normal" fo:font-weight="normal" officeooo:rsid="00548fd6" style:font-name-asian="OpenSymbol2" style:font-name-complex="OpenSymbol2"/>
    </style:style>
    <style:style style:name="T62" style:family="text">
      <style:text-properties style:text-position="0% 100%" style:font-name="OpenSymbol" fo:font-size="10pt" fo:font-style="normal" fo:font-weight="normal" officeooo:rsid="00557074" style:font-name-asian="OpenSymbol2" style:font-name-complex="OpenSymbol2"/>
    </style:style>
    <style:style style:name="T63" style:family="text">
      <style:text-properties style:text-position="0% 100%" style:font-name="OpenSymbol" fo:font-size="10pt" fo:font-style="normal" fo:font-weight="normal" officeooo:rsid="005741a1" style:font-name-asian="OpenSymbol2" style:font-name-complex="OpenSymbol2"/>
    </style:style>
    <style:style style:name="T64" style:family="text">
      <style:text-properties style:text-position="0% 100%" style:font-name="OpenSymbol" fo:font-size="10pt" fo:letter-spacing="-0.035cm" fo:font-style="normal" fo:font-weight="normal" officeooo:rsid="005a5f81"/>
    </style:style>
    <style:style style:name="T65" style:family="text">
      <style:text-properties style:text-position="0% 100%" style:font-name="OpenSymbol" fo:font-size="10pt" fo:letter-spacing="0.004cm" fo:font-style="normal" fo:font-weight="normal" officeooo:rsid="005a5f81" style:font-size-asian="10pt" style:font-size-complex="10pt"/>
    </style:style>
    <style:style style:name="T66" style:family="text">
      <style:text-properties style:text-position="0% 100%" style:font-name="Bitstream Vera Sans" fo:font-style="normal" officeooo:rsid="00548fd6" style:font-name-asian="OpenSymbol2" style:font-style-asian="normal" style:font-name-complex="OpenSymbol2" style:font-style-complex="normal"/>
    </style:style>
    <style:style style:name="T67" style:family="text">
      <style:text-properties style:text-position="0% 100%" style:font-name="Bitstream Vera Sans" fo:font-size="10pt" fo:font-style="normal" fo:font-weight="normal" officeooo:rsid="00557074" style:font-name-asian="OpenSymbol2" style:font-style-asian="normal" style:font-name-complex="OpenSymbol2" style:font-style-complex="normal" style:text-scale="100%"/>
    </style:style>
    <style:style style:name="T68" style:family="text">
      <style:text-properties style:text-position="0% 100%" style:font-name="Bitstream Vera Sans" fo:font-size="10pt" fo:font-style="normal" fo:font-weight="normal" officeooo:rsid="00548fd6" style:font-name-asian="OpenSymbol2" style:font-style-asian="normal" style:font-name-complex="OpenSymbol2" style:font-style-complex="normal" style:text-scale="100%"/>
    </style:style>
    <style:style style:name="T69" style:family="text">
      <style:text-properties style:text-position="0% 100%" style:font-name="Bitstream Vera Sans" fo:font-size="10pt" fo:font-style="normal" fo:font-weight="normal" officeooo:rsid="00557074" style:font-name-asian="OpenSymbol2" style:font-size-asian="10pt" style:font-name-complex="OpenSymbol2" style:font-size-complex="10pt"/>
    </style:style>
    <style:style style:name="T70" style:family="text">
      <style:text-properties style:text-position="0% 100%" style:font-name="Bitstream Vera Sans" fo:font-size="10pt" fo:font-style="normal" fo:font-weight="normal" officeooo:rsid="00548fd6" style:font-name-asian="OpenSymbol2" style:font-size-asian="10pt" style:font-style-asian="normal" style:font-name-complex="OpenSymbol2" style:font-size-complex="10pt" style:font-style-complex="normal"/>
    </style:style>
    <style:style style:name="T71" style:family="text">
      <style:text-properties style:text-position="0% 100%" style:font-name="Bitstream Vera Sans" fo:font-size="10pt" fo:font-style="normal" fo:font-weight="normal" officeooo:rsid="00548fd6" style:font-name-asian="OpenSymbol2" style:font-size-asian="10pt" style:font-style-asian="normal" style:font-name-complex="OpenSymbol2" style:font-size-complex="10pt" style:font-style-complex="normal" style:text-scale="100%"/>
    </style:style>
    <style:style style:name="T72" style:family="text">
      <style:text-properties style:text-position="0% 100%" style:font-name="Bitstream Vera Sans" fo:font-size="10pt" fo:font-style="normal" fo:font-weight="normal" officeooo:rsid="00548fd6" style:font-name-asian="OpenSymbol2" style:font-name-complex="OpenSymbol2"/>
    </style:style>
    <style:style style:name="T73" style:family="text">
      <style:text-properties style:text-position="0% 100%" fo:letter-spacing="-0.035cm"/>
    </style:style>
    <style:style style:name="T74" style:family="text">
      <style:text-properties style:text-position="0% 100%" fo:letter-spacing="-0.035cm" officeooo:rsid="005a5f81"/>
    </style:style>
    <style:style style:name="T75" style:family="text">
      <style:text-properties style:text-position="0% 100%" fo:letter-spacing="-0.035cm" officeooo:rsid="005afaff"/>
    </style:style>
    <style:style style:name="T76" style:family="text">
      <style:text-properties style:text-position="0% 100%" fo:letter-spacing="-0.035cm" fo:font-weight="normal" officeooo:rsid="005afaff"/>
    </style:style>
    <style:style style:name="T77" style:family="text">
      <style:text-properties style:text-position="0% 100%" fo:letter-spacing="-0.035cm" officeooo:rsid="00725b39"/>
    </style:style>
    <style:style style:name="T78" style:family="text">
      <style:text-properties style:text-position="0% 100%" officeooo:rsid="00725b39"/>
    </style:style>
    <style:style style:name="T79" style:family="text">
      <style:text-properties style:text-position="0% 100%" fo:font-size="10pt" fo:font-weight="normal" officeooo:rsid="00425cb8" style:font-size-asian="10pt" style:font-size-complex="10pt" style:text-scale="100%"/>
    </style:style>
    <style:style style:name="T80" style:family="text">
      <style:text-properties style:text-position="0% 100%" fo:font-size="10pt" fo:font-weight="normal" officeooo:rsid="00425cb8" style:font-size-asian="10pt" style:font-size-complex="10pt"/>
    </style:style>
    <style:style style:name="T81" style:family="text">
      <style:text-properties style:text-position="0% 100%" fo:font-size="10pt" fo:letter-spacing="-0.035cm" fo:font-weight="normal" officeooo:rsid="00425cb8" style:font-size-asian="10pt" style:font-size-complex="10pt"/>
    </style:style>
    <style:style style:name="T82" style:family="text">
      <style:text-properties style:text-position="0% 100%" fo:font-size="10pt" fo:letter-spacing="0.004cm" fo:font-weight="normal" officeooo:rsid="00425cb8" style:font-size-asian="10pt" style:font-size-complex="10pt"/>
    </style:style>
    <style:style style:name="T83" style:family="text">
      <style:text-properties style:text-position="0% 100%" fo:font-size="10pt" fo:letter-spacing="0.004cm" officeooo:rsid="005a5f81" style:font-size-asian="10pt" style:font-size-complex="10pt"/>
    </style:style>
    <style:style style:name="T84" style:family="text">
      <style:text-properties fo:font-variant="normal" fo:text-transform="none" style:use-window-font-color="true" fo:font-size="9pt" fo:letter-spacing="-0.004cm" style:text-underline-style="none" fo:font-weight="normal" officeooo:rsid="00177b7d" style:font-size-asian="9pt" style:font-weight-asian="normal" style:font-size-complex="9pt" style:font-weight-complex="normal"/>
    </style:style>
    <style:style style:name="T85" style:family="text">
      <style:text-properties fo:font-variant="normal" fo:text-transform="none" style:use-window-font-color="true" style:font-name="OpenSymbol" fo:letter-spacing="-0.004cm" style:text-underline-style="none" fo:font-weight="normal" officeooo:rsid="00177b7d" style:font-size-asian="9pt" style:font-weight-asian="normal" style:font-size-complex="9pt" style:font-weight-complex="normal"/>
    </style:style>
    <style:style style:name="T86" style:family="text">
      <style:text-properties fo:font-variant="normal" fo:text-transform="none" fo:color="#7fb241" fo:font-size="9pt" fo:letter-spacing="-0.004cm" style:text-underline-style="none" officeooo:rsid="00177b7d" style:font-size-asian="9pt" style:font-size-complex="9pt"/>
    </style:style>
    <style:style style:name="T87" style:family="text">
      <style:text-properties fo:font-variant="normal" fo:text-transform="none" fo:color="#7fb241" fo:font-size="12pt" fo:letter-spacing="-0.004cm" style:text-underline-style="none" fo:font-weight="bold" officeooo:rsid="00177b7d" style:font-size-asian="12pt" style:font-size-complex="12pt"/>
    </style:style>
    <style:style style:name="T88" style:family="text">
      <style:text-properties fo:font-variant="normal" fo:text-transform="none" fo:color="#7fb241" style:text-position="super 58%" style:font-name="Bitstream Vera Sans3" fo:letter-spacing="-0.004cm" style:text-underline-style="none" officeooo:rsid="007ef8cd" style:font-size-asian="9pt" style:font-size-complex="9pt"/>
    </style:style>
    <style:style style:name="T89" style:family="text">
      <style:text-properties fo:font-variant="normal" fo:text-transform="none" fo:color="#9d0f89" fo:font-size="9pt" fo:letter-spacing="-0.004cm" style:text-underline-style="none" officeooo:rsid="00177b7d" style:font-size-asian="9pt" style:font-size-complex="9pt"/>
    </style:style>
    <style:style style:name="T90" style:family="text">
      <style:text-properties fo:font-variant="normal" fo:text-transform="none" fo:color="#9d0f89" fo:font-size="12pt" fo:letter-spacing="-0.004cm" style:text-underline-style="none" fo:font-weight="bold" officeooo:rsid="00177b7d" style:font-size-asian="12pt" style:font-size-complex="12pt"/>
    </style:style>
    <style:style style:name="T91" style:family="text">
      <style:text-properties fo:font-variant="normal" fo:text-transform="none" fo:color="#1ca2b8" fo:font-size="9pt" fo:letter-spacing="-0.004cm" style:text-underline-style="none" officeooo:rsid="00177b7d" style:font-size-asian="9pt" style:font-size-complex="9pt"/>
    </style:style>
    <style:style style:name="T92" style:family="text">
      <style:text-properties fo:font-variant="normal" fo:text-transform="none" style:font-name="OpenSymbol2" fo:font-size="10pt" fo:letter-spacing="-0.004cm" fo:font-style="normal" fo:font-weight="normal" officeooo:rsid="00177b7d" style:font-name-asian="OpenSymbol2" style:font-size-asian="9pt" style:font-weight-asian="normal" style:font-name-complex="OpenSymbol2" style:font-size-complex="9pt" style:font-weight-complex="normal" style:text-scale="100%"/>
    </style:style>
    <style:style style:name="T93" style:family="text">
      <style:text-properties fo:font-variant="normal" fo:text-transform="none" style:font-name="OpenSymbol1" fo:font-size="10pt" fo:letter-spacing="-0.004cm" fo:font-style="normal" style:text-underline-style="none" fo:font-weight="normal" officeooo:rsid="00177b7d" style:font-name-asian="OpenSymbol2" style:font-weight-asian="normal" style:font-name-complex="OpenSymbol2" style:font-weight-complex="normal"/>
    </style:style>
    <style:style style:name="T94" style:family="text">
      <style:text-properties style:use-window-font-color="true" style:text-outline="false" style:text-line-through-style="none" style:text-line-through-type="none" fo:language="fr" fo:country="FR" fo:font-style="normal" fo:text-shadow="none" style:text-underline-style="none" fo:font-weight="normal" fo:background-color="transparent" loext:char-shading-value="0"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95" style:family="text">
      <style:text-properties style:use-window-font-color="true" style:text-outline="false" style:text-line-through-style="none" style:text-line-through-type="none" style:font-name="OpenSymbol" fo:font-size="10pt" fo:language="fr" fo:country="FR" fo:font-style="normal" fo:text-shadow="none" style:text-underline-style="none" fo:font-weight="normal" fo:background-color="transparent" loext:char-shading-value="0"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96" style:family="text">
      <style:text-properties fo:color="#7fb241" style:text-outline="false" style:text-line-through-style="none" style:text-line-through-type="none" fo:language="fr" fo:country="FR" fo:font-style="normal" fo:text-shadow="none" style:text-underline-style="none" fo:font-weight="bold" fo:background-color="transparent" loext:char-shading-value="0" style:font-name-asian="Bitstream Vera Sans" style:language-asian="fr" style:country-asian="FR" style:font-style-asian="normal" style:font-weight-asian="bold" style:font-name-complex="Bitstream Vera Sans" style:font-style-complex="normal" style:font-weight-complex="bold" style:text-emphasize="none" style:font-relief="none"/>
    </style:style>
    <style:style style:name="T97" style:family="text">
      <style:text-properties fo:color="#7fb241" style:text-outline="false" style:text-line-through-style="none" style:text-line-through-type="none" fo:language="fr" fo:country="FR" fo:font-style="normal" fo:text-shadow="none" style:text-underline-style="none" fo:font-weight="normal" fo:background-color="transparent" loext:char-shading-value="0"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98" style:family="text">
      <style:text-properties fo:color="#7fb241" style:text-outline="false" style:text-line-through-style="none" style:text-line-through-type="none" style:font-name="OpenSymbol1" fo:font-size="10pt" fo:language="fr" fo:country="FR" fo:font-style="normal" fo:text-shadow="none" style:text-underline-style="none" fo:font-weight="normal" fo:background-color="transparent" loext:char-shading-value="0" style:font-name-asian="OpenSymbol2" style:font-size-asian="10pt" style:language-asian="fr" style:country-asian="FR" style:font-style-asian="normal" style:font-weight-asian="normal" style:font-name-complex="OpenSymbol2" style:font-size-complex="10pt" style:font-style-complex="normal" style:font-weight-complex="normal" style:text-emphasize="none" style:font-relief="none"/>
    </style:style>
    <style:style style:name="T99" style:family="text">
      <style:text-properties fo:color="#7fb241" style:text-outline="false" style:text-line-through-style="none" style:text-line-through-type="none" fo:font-size="12pt" fo:language="fr" fo:country="FR" fo:text-shadow="none" style:text-underline-style="none" fo:font-weight="bold" fo:background-color="transparent" loext:char-shading-value="0" style:font-name-asian="Bitstream Vera Sans" style:font-size-asian="12pt" style:language-asian="fr" style:country-asian="FR" style:font-weight-asian="bold" style:font-name-complex="Bitstream Vera Sans" style:font-size-complex="12pt" style:font-weight-complex="bold" style:text-emphasize="none" style:font-relief="none"/>
    </style:style>
    <style:style style:name="T100" style:family="text">
      <style:text-properties fo:color="#7fb241" style:text-outline="false" style:text-line-through-style="none" style:text-line-through-type="none" style:text-position="super 58%" style:font-name="Bitstream Vera Sans3" fo:font-size="10pt" fo:language="fr" fo:country="FR" fo:font-style="normal" fo:text-shadow="none" style:text-underline-style="none" fo:font-weight="bold" officeooo:rsid="007ef8cd" fo:background-color="transparent" loext:char-shading-value="0" style:font-name-asian="Bitstream Vera Sans" style:font-size-asian="12pt" style:language-asian="fr" style:country-asian="FR" style:font-style-asian="normal" style:font-weight-asian="bold" style:font-name-complex="Bitstream Vera Sans" style:font-size-complex="12pt" style:font-style-complex="normal" style:font-weight-complex="bold" style:text-emphasize="none" style:font-relief="none"/>
    </style:style>
    <style:style style:name="T101" style:family="text">
      <style:text-properties fo:color="#7fb241" fo:font-weight="bold" style:font-weight-asian="bold" style:font-weight-complex="bold"/>
    </style:style>
    <style:style style:name="T102" style:family="text">
      <style:text-properties fo:color="#7fb241" fo:font-size="12pt" fo:font-weight="bold" style:font-size-asian="12pt" style:font-weight-asian="bold" style:font-size-complex="12pt" style:font-weight-complex="bold"/>
    </style:style>
    <style:style style:name="T103" style:family="text">
      <style:text-properties fo:color="#7fb241" style:text-position="super 58%" style:font-name="Bitstream Vera Sans3" fo:font-size="10pt" fo:font-weight="bold" officeooo:rsid="007ef8cd" style:font-weight-asian="bold" style:font-weight-complex="bold"/>
    </style:style>
    <style:style style:name="T104" style:family="text">
      <style:text-properties fo:color="#7fb241" style:text-position="super 58%" style:font-name="Bitstream Vera Sans3" fo:font-size="10pt" fo:font-weight="bold" officeooo:rsid="007ef8cd" style:font-size-asian="11pt" style:font-weight-asian="bold" style:font-size-complex="11pt" style:font-weight-complex="bold"/>
    </style:style>
    <style:style style:name="T105" style:family="text">
      <style:text-properties fo:color="#9d0f89" style:font-weight-asian="bold" style:font-weight-complex="bold"/>
    </style:style>
    <style:style style:name="T106" style:family="text">
      <style:text-properties fo:color="#9d0f89" style:text-outline="false" style:text-line-through-style="none" style:text-line-through-type="none" fo:language="fr" fo:country="FR" fo:font-style="normal" fo:text-shadow="none" style:text-underline-style="none" fo:font-weight="bold" fo:background-color="transparent" loext:char-shading-value="0" style:font-name-asian="Bitstream Vera Sans" style:language-asian="fr" style:country-asian="FR" style:font-style-asian="normal" style:font-weight-asian="bold" style:font-name-complex="Bitstream Vera Sans" style:font-style-complex="normal" style:font-weight-complex="bold" style:text-emphasize="none" style:font-relief="none"/>
    </style:style>
    <style:style style:name="T107" style:family="text">
      <style:text-properties fo:color="#9d0f89" style:text-outline="false" style:text-line-through-style="none" style:text-line-through-type="none" fo:font-size="12pt" fo:language="fr" fo:country="FR" fo:text-shadow="none" style:text-underline-style="none" fo:font-weight="bold" fo:background-color="transparent" loext:char-shading-value="0" style:font-name-asian="Bitstream Vera Sans" style:font-size-asian="12pt" style:language-asian="fr" style:country-asian="FR" style:font-weight-asian="bold" style:font-name-complex="Bitstream Vera Sans" style:font-size-complex="12pt" style:font-weight-complex="bold" style:text-emphasize="none" style:font-relief="none"/>
    </style:style>
    <style:style style:name="T108" style:family="text">
      <style:text-properties fo:color="#9d0f89" fo:font-weight="bold" style:font-weight-asian="bold" style:font-weight-complex="bold"/>
    </style:style>
    <style:style style:name="T109" style:family="text">
      <style:text-properties fo:color="#9d0f89" fo:font-size="12pt" fo:font-weight="bold" style:font-size-asian="12pt" style:font-weight-asian="bold" style:font-size-complex="12pt" style:font-weight-complex="bold"/>
    </style:style>
    <style:style style:name="T110" style:family="text">
      <style:text-properties fo:color="#1ca2b8" style:text-outline="false" style:text-line-through-style="none" style:text-line-through-type="none" fo:language="fr" fo:country="FR" fo:font-style="normal" fo:text-shadow="none" style:text-underline-style="none" fo:font-weight="bold" fo:background-color="transparent" loext:char-shading-value="0" style:font-name-asian="Bitstream Vera Sans" style:language-asian="fr" style:country-asian="FR" style:font-style-asian="normal" style:font-weight-asian="bold" style:font-name-complex="Bitstream Vera Sans" style:font-style-complex="normal" style:font-weight-complex="bold" style:text-emphasize="none" style:font-relief="none"/>
    </style:style>
    <style:style style:name="T111" style:family="text">
      <style:text-properties fo:color="#1ca2b8" fo:font-weight="bold" style:font-weight-asian="bold" style:font-weight-complex="bold"/>
    </style:style>
    <style:style style:name="T112" style:family="text">
      <style:text-properties fo:font-size="9pt" fo:font-weight="normal" style:font-size-asian="9pt" style:font-weight-asian="normal" style:font-size-complex="9pt" style:font-weight-complex="normal"/>
    </style:style>
    <style:style style:name="T113" style:family="text">
      <style:text-properties fo:color="#000000" fo:font-weight="normal" style:font-weight-asian="normal" style:font-weight-complex="normal"/>
    </style:style>
    <style:style style:name="T114" style:family="text">
      <style:text-properties fo:color="#000000" style:text-outline="false" style:text-line-through-style="none" style:text-line-through-type="none" fo:language="fr" fo:country="FR" fo:font-style="normal" fo:text-shadow="none" style:text-underline-style="none" fo:font-weight="normal" fo:background-color="transparent" loext:char-shading-value="0" style:font-name-asian="Bitstream Vera Sans" style:language-asian="fr" style:country-asian="FR" style:font-style-asian="normal" style:font-weight-asian="normal" style:font-name-complex="Bitstream Vera Sans" style:font-style-complex="normal" style:font-weight-complex="normal" style:text-emphasize="none" style:font-relief="none"/>
    </style:style>
    <style:style style:name="T115" style:family="text">
      <style:text-properties fo:color="#000000" style:text-outline="false" style:text-line-through-style="none" style:text-line-through-type="none" style:font-name="OpenSymbol1" fo:font-size="10pt" fo:language="fr" fo:country="FR" fo:font-style="normal" fo:text-shadow="none" style:text-underline-style="none" fo:font-weight="normal" fo:background-color="transparent" loext:char-shading-value="0" style:font-name-asian="OpenSymbol2" style:font-size-asian="10pt" style:language-asian="fr" style:country-asian="FR" style:font-style-asian="normal" style:font-weight-asian="normal" style:font-name-complex="OpenSymbol2" style:font-size-complex="10pt" style:font-style-complex="normal" style:font-weight-complex="normal" style:text-emphasize="none" style:font-relief="none"/>
    </style:style>
    <style:style style:name="T116" style:family="text">
      <style:text-properties fo:color="#000000" style:font-name="OpenSymbol" fo:font-size="10pt" fo:font-style="normal" fo:font-weight="normal" style:font-weight-asian="normal" style:font-weight-complex="normal"/>
    </style:style>
    <style:style style:name="T117" style:family="text">
      <style:text-properties fo:color="#000000" style:font-name="OpenSymbol1" fo:font-size="10pt" fo:font-style="normal" fo:font-weight="normal" style:font-name-asian="OpenSymbol2" style:font-size-asian="10pt" style:font-style-asian="normal" style:font-weight-asian="normal" style:font-name-complex="OpenSymbol2" style:font-size-complex="10pt" style:font-style-complex="normal" style:font-weight-complex="normal"/>
    </style:style>
    <style:style style:name="T118" style:family="text">
      <style:text-properties fo:color="#000000" style:font-name="OpenSymbol1" fo:font-size="10pt" fo:font-style="normal" style:font-name-asian="OpenSymbol2" style:font-size-asian="10pt" style:font-style-asian="normal" style:font-name-complex="OpenSymbol2" style:font-size-complex="10pt" style:font-style-complex="normal"/>
    </style:style>
    <style:style style:name="T119" style:family="text">
      <style:text-properties fo:color="#000000" style:text-position="0% 100%" style:font-name="OpenSymbol1" fo:font-size="10pt" fo:font-style="normal" officeooo:rsid="00557074" style:font-name-asian="OpenSymbol2" style:font-size-asian="10pt" style:font-style-asian="normal" style:font-name-complex="OpenSymbol2" style:font-size-complex="10pt" style:font-style-complex="normal"/>
    </style:style>
    <style:style style:name="T120" style:family="text">
      <style:text-properties fo:color="#000000" style:text-position="0% 100%" officeooo:rsid="00557074" style:font-name-asian="OpenSymbol2" style:font-size-asian="11pt" style:font-style-asian="normal" style:font-name-complex="OpenSymbol2" style:font-size-complex="11pt" style:font-style-complex="normal"/>
    </style:style>
    <style:style style:name="T121" style:family="text">
      <style:text-properties fo:color="#000000" style:text-position="0% 100%" style:font-name="Bitstream Vera Sans1" fo:font-size="10pt" fo:font-style="normal" fo:font-weight="normal" officeooo:rsid="007c68a9"/>
    </style:style>
    <style:style style:name="T122" style:family="text">
      <style:text-properties fo:color="#000000" style:font-name="Bitstream Vera Sans1" fo:font-size="10pt" fo:font-style="normal" fo:font-weight="normal" officeooo:rsid="007c68a9"/>
    </style:style>
    <style:style style:name="T123" style:family="text">
      <style:text-properties fo:color="#000000" style:text-position="super 58%" style:font-name="Bitstream Vera Sans" fo:font-size="10pt" fo:font-weight="normal" officeooo:rsid="00548fd6" style:font-name-asian="OpenSymbol2" style:font-name-complex="OpenSymbol2"/>
    </style:style>
    <style:style style:name="T124" style:family="text">
      <style:text-properties fo:color="#000000" style:text-position="super 58%" style:font-name="Bitstream Vera Sans" fo:font-size="10pt" fo:font-style="italic" fo:font-weight="normal" officeooo:rsid="00548fd6"/>
    </style:style>
    <style:style style:name="T125" style:family="text">
      <style:text-properties fo:color="#000000" style:text-position="super 58%" style:font-name="Bitstream Vera Sans" fo:font-size="10pt" fo:font-style="normal" fo:font-weight="normal" officeooo:rsid="00548fd6" style:font-style-asian="normal" style:font-style-complex="normal"/>
    </style:style>
    <style:style style:name="T126" style:family="text">
      <style:text-properties fo:color="#000000" style:text-position="super 58%" style:font-name="Bitstream Vera Sans" fo:font-size="10pt" fo:font-style="normal" fo:font-weight="normal" officeooo:rsid="00548fd6" style:font-name-asian="OpenSymbol2" style:font-style-asian="normal" style:font-name-complex="OpenSymbol2" style:font-style-complex="normal"/>
    </style:style>
    <style:style style:name="T127" style:family="text">
      <style:text-properties fo:color="#000000" style:text-position="super 58%" style:font-name="Bitstream Vera Sans" fo:font-size="10pt" fo:font-style="normal" fo:font-weight="normal" officeooo:rsid="00548fd6" style:font-size-asian="12pt" style:font-style-asian="normal" style:font-size-complex="12pt" style:font-style-complex="normal"/>
    </style:style>
    <style:style style:name="T128" style:family="text">
      <style:text-properties fo:color="#000000" style:text-position="super 58%" style:font-name="Bitstream Vera Sans" fo:font-size="10pt" fo:font-style="normal" style:text-underline-style="none" fo:font-weight="normal" officeooo:rsid="00548fd6" style:font-style-asian="normal" style:font-style-complex="normal"/>
    </style:style>
    <style:style style:name="T129" style:family="text">
      <style:text-properties fo:color="#000000" style:text-position="super 58%" style:font-name="Bitstream Vera Sans" fo:font-size="10pt" fo:font-style="normal" officeooo:rsid="00548fd6" style:font-size-asian="12pt" style:font-style-asian="normal" style:font-size-complex="12pt" style:font-style-complex="normal"/>
    </style:style>
    <style:style style:name="T130" style:family="text">
      <style:text-properties fo:color="#000000" style:text-line-through-style="none" style:text-line-through-type="none" style:text-position="super 58%" style:font-name="Bitstream Vera Sans" fo:font-size="10pt" fo:font-style="normal" officeooo:rsid="00548fd6" style:font-name-asian="OpenSymbol2" style:font-size-asian="12pt" style:font-style-asian="normal" style:font-name-complex="OpenSymbol2" style:font-size-complex="12pt" style:font-style-complex="normal"/>
    </style:style>
    <style:style style:name="T131" style:family="text">
      <style:text-properties fo:font-size="7pt" fo:font-weight="normal" style:font-size-asian="6.09999990463257pt" style:font-weight-asian="normal" style:font-size-complex="7pt" style:font-weight-complex="normal"/>
    </style:style>
    <style:style style:name="T132" style:family="text">
      <style:text-properties officeooo:rsid="00548fd6"/>
    </style:style>
    <style:style style:name="T133" style:family="text">
      <style:text-properties officeooo:rsid="00557074"/>
    </style:style>
    <style:style style:name="T134" style:family="text">
      <style:text-properties officeooo:rsid="005a5f81"/>
    </style:style>
    <style:style style:name="T135" style:family="text">
      <style:text-properties style:font-name="Times New Roman2" fo:font-size="12pt" fo:font-style="italic" fo:font-weight="normal"/>
    </style:style>
    <style:style style:name="T136" style:family="text">
      <style:text-properties style:font-name="Times New Roman2" fo:font-size="12pt" fo:font-style="italic" fo:font-weight="normal" style:font-size-asian="12pt" style:font-size-complex="12pt"/>
    </style:style>
    <style:style style:name="T137" style:family="text">
      <style:text-properties style:font-name="Times New Roman2" fo:font-size="12pt" fo:font-style="italic" fo:font-weight="normal" officeooo:rsid="005a5f81"/>
    </style:style>
    <style:style style:name="T138" style:family="text">
      <style:text-properties style:font-name="Times New Roman2" fo:font-size="12pt" fo:font-style="italic" fo:font-weight="normal" officeooo:rsid="00557074"/>
    </style:style>
    <style:style style:name="T139" style:family="text">
      <style:text-properties style:font-name="Times New Roman2" fo:font-size="12pt" fo:font-style="italic" fo:font-weight="normal" officeooo:rsid="00548fd6"/>
    </style:style>
    <style:style style:name="T140" style:family="text">
      <style:text-properties style:font-name="OpenSymbol" fo:font-size="12pt" fo:font-style="normal" fo:font-weight="normal" style:font-name-asian="OpenSymbol2" style:font-style-asian="normal" style:font-name-complex="OpenSymbol2" style:font-style-complex="normal"/>
    </style:style>
    <style:style style:name="T141" style:family="text">
      <style:text-properties style:font-name="OpenSymbol" fo:font-size="12pt" fo:font-style="normal" fo:font-weight="normal" officeooo:rsid="0071364a" style:font-name-asian="OpenSymbol2" style:font-style-asian="normal" style:font-name-complex="OpenSymbol2" style:font-style-complex="normal"/>
    </style:style>
    <style:style style:name="T142" style:family="text">
      <style:text-properties style:font-name="OpenSymbol" fo:font-size="12pt" fo:font-style="normal" fo:font-weight="normal" style:font-name-asian="OpenSymbol2" style:font-size-asian="10pt" style:font-style-asian="normal" style:font-name-complex="OpenSymbol2" style:font-size-complex="10pt" style:font-style-complex="normal"/>
    </style:style>
    <style:style style:name="T143" style:family="text">
      <style:text-properties style:font-name="OpenSymbol" fo:font-size="12pt" fo:font-style="normal" fo:font-weight="normal" officeooo:rsid="0071364a" style:font-name-asian="OpenSymbol2" style:font-size-asian="12pt" style:font-style-asian="normal" style:font-name-complex="OpenSymbol2" style:font-size-complex="12pt" style:font-style-complex="normal"/>
    </style:style>
    <style:style style:name="T144" style:family="text">
      <style:text-properties style:font-name="OpenSymbol" fo:font-size="10pt" fo:font-style="normal" fo:font-weight="normal"/>
    </style:style>
    <style:style style:name="T145" style:family="text">
      <style:text-properties style:font-name="OpenSymbol" fo:font-size="10pt" fo:font-style="normal" fo:font-weight="normal" style:font-size-asian="10pt" style:font-weight-asian="normal" style:font-size-complex="10pt" style:font-weight-complex="normal"/>
    </style:style>
    <style:style style:name="T146" style:family="text">
      <style:text-properties style:font-name="OpenSymbol" fo:font-size="10pt" fo:font-style="normal" fo:font-weight="normal" style:font-style-asian="normal" style:font-style-complex="normal"/>
    </style:style>
    <style:style style:name="T147" style:family="text">
      <style:text-properties style:font-name="OpenSymbol" fo:font-size="10pt" fo:font-style="normal" fo:font-weight="normal" officeooo:rsid="00548fd6"/>
    </style:style>
    <style:style style:name="T148" style:family="text">
      <style:text-properties style:font-name="OpenSymbol" fo:font-size="10pt" fo:font-style="normal" fo:font-weight="normal" officeooo:rsid="00557074"/>
    </style:style>
    <style:style style:name="T149" style:family="text">
      <style:text-properties style:font-name="OpenSymbol" fo:font-size="10pt" fo:font-style="normal" fo:font-weight="normal" officeooo:rsid="005a5f81"/>
    </style:style>
    <style:style style:name="T150" style:family="text">
      <style:text-properties style:text-outline="false" style:text-line-through-style="none" style:text-line-through-type="none" style:font-name="OpenSymbol2" fo:font-size="10pt" fo:language="fr" fo:country="FR" fo:font-style="normal" fo:text-shadow="none" fo:font-weight="normal" fo:background-color="transparent" loext:char-shading-value="0" style:font-name-asian="OpenSymbol2" style:language-asian="fr" style:country-asian="FR" style:font-style-asian="normal" style:font-weight-asian="normal" style:font-name-complex="OpenSymbol2" style:font-style-complex="normal" style:font-weight-complex="normal" style:text-emphasize="none" style:text-scale="100%" style:font-relief="none"/>
    </style:style>
    <style:style style:name="T151" style:family="text">
      <style:text-properties style:font-name-asian="OpenSymbol2" style:font-style-asian="normal" style:font-name-complex="OpenSymbol2" style:font-style-complex="normal"/>
    </style:style>
    <style:style style:name="T152" style:family="text">
      <style:text-properties style:font-name-asian="OpenSymbol2" style:font-size-asian="12pt" style:font-style-asian="normal" style:font-name-complex="OpenSymbol2" style:font-size-complex="12pt" style:font-style-complex="normal"/>
    </style:style>
    <style:style style:name="T153" style:family="text">
      <style:text-properties fo:font-size="10pt" fo:font-weight="normal" style:font-size-asian="10pt" style:font-weight-asian="normal" style:font-size-complex="10pt" style:font-weight-complex="normal"/>
    </style:style>
    <style:style style:name="T154" style:family="text">
      <style:text-properties fo:font-size="10pt" fo:font-weight="normal" officeooo:rsid="006cd7eb" style:font-size-asian="10pt" style:font-weight-asian="normal" style:font-size-complex="10pt" style:font-weight-complex="normal"/>
    </style:style>
    <style:style style:name="T155" style:family="text">
      <style:text-properties fo:font-size="10pt" fo:letter-spacing="0.004cm" officeooo:rsid="00725b39" style:font-size-asian="10pt" style:font-size-complex="10pt"/>
    </style:style>
    <style:style style:name="T156" style:family="text">
      <style:text-properties officeooo:rsid="0071364a"/>
    </style:style>
    <style:style style:name="T157" style:family="text">
      <style:text-properties style:text-line-through-style="none" style:text-line-through-type="none" style:text-position="0% 100%" officeooo:rsid="0071364a" style:font-name-asian="OpenSymbol2" style:font-size-asian="11pt" style:font-style-asian="normal" style:font-name-complex="OpenSymbol2" style:font-size-complex="11pt" style:font-style-complex="normal"/>
    </style:style>
    <style:style style:name="T158" style:family="text">
      <style:text-properties style:text-line-through-style="none" style:text-line-through-type="none" style:text-position="0% 100%" officeooo:rsid="0071364a" style:font-name-asian="OpenSymbol2" style:font-name-complex="OpenSymbol2"/>
    </style:style>
    <style:style style:name="T159" style:family="text">
      <style:text-properties style:text-line-through-style="none" style:text-line-through-type="none" style:text-position="0% 100%" fo:font-size="12pt" officeooo:rsid="0071364a" style:font-name-asian="OpenSymbol2" style:font-size-asian="12pt" style:font-name-complex="OpenSymbol2" style:font-size-complex="12pt"/>
    </style:style>
    <style:style style:name="T160" style:family="text">
      <style:text-properties style:text-line-through-style="none" style:text-line-through-type="none" style:text-position="0% 100%" style:font-name="OpenSymbol2" fo:font-size="10pt" fo:font-style="normal" fo:font-weight="normal" officeooo:rsid="00548fd6" style:font-name-asian="OpenSymbol2" style:font-style-asian="normal" style:font-name-complex="OpenSymbol2" style:font-style-complex="normal" style:text-scale="100%"/>
    </style:style>
    <style:style style:name="T161" style:family="text">
      <style:text-properties style:text-line-through-style="none" style:text-line-through-type="none" style:text-position="0% 100%" style:font-name="OpenSymbol2" fo:font-size="10pt" fo:font-style="normal" officeooo:rsid="0071364a" style:font-name-asian="OpenSymbol2" style:font-style-asian="normal" style:font-name-complex="OpenSymbol2" style:font-style-complex="normal"/>
    </style:style>
    <style:style style:name="T162" style:family="text">
      <style:text-properties style:text-line-through-style="none" style:text-line-through-type="none" style:text-position="0% 100%" style:font-name="OpenSymbol" fo:font-size="10pt" fo:font-style="normal" fo:font-weight="normal" officeooo:rsid="00548fd6" style:font-name-asian="OpenSymbol2" style:font-name-complex="OpenSymbol2"/>
    </style:style>
    <style:style style:name="T163" style:family="text">
      <style:text-properties style:text-line-through-style="none" style:text-line-through-type="none" style:text-position="0% 100%" fo:font-size="10pt" officeooo:rsid="00425cb8" style:font-size-asian="10pt" style:font-size-complex="10pt"/>
    </style:style>
    <style:style style:name="T164" style:family="text">
      <style:text-properties officeooo:rsid="00725b39"/>
    </style:style>
    <style:style style:name="T165" style:family="text">
      <style:text-properties fo:letter-spacing="-0.004cm"/>
    </style:style>
    <style:style style:name="T166" style:family="text">
      <style:text-properties fo:letter-spacing="-0.007cm" style:letter-kerning="false"/>
    </style:style>
    <style:style style:name="T167" style:family="text">
      <style:text-properties fo:color="#ffffff" style:font-name="Bitstream Vera Sans" fo:font-size="11pt" fo:font-weight="bold" style:font-size-asian="11pt" style:font-weight-asian="bold" style:font-size-complex="11pt" style:font-weight-complex="bold"/>
    </style:style>
    <style:style style:name="T168"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169"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70" style:family="text">
      <style:text-properties fo:color="#ffffff" style:font-name="Bitstream Vera San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column-sep style:width="0.035cm" style:color="#ff9900" style:height="100%" style:style="solid"/>
        </style:columns>
      </style:section-properties>
    </style:style>
    <style:style style:name="Sect2" style:family="section">
      <style:section-properties text:dont-balance-text-columns="tru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3802b" draw:textarea-horizontal-align="justify" draw:textarea-vertical-align="middle" draw:auto-grow-height="false" fo:min-height="0.57cm" fo:min-width="3.893cm" style:run-through="foreground"/>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none" svg:stroke-width="0.019cm" svg:stroke-color="#000000" draw:marker-start-width="0.229cm" draw:marker-start-center="false" draw:marker-end-width="0.229cm" draw:marker-end-center="false" draw:fill="none" draw:fill-color="#ffffff" fo:min-height="0.50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019cm" svg:stroke-color="#000000" draw:marker-start-width="0.229cm" draw:marker-start-center="false" draw:marker-end-width="0.229cm" draw:marker-end-center="false" draw:fill="none" draw:fill-color="#ffffff" fo:min-height="0.413cm" fo:padding-top="0.125cm" fo:padding-bottom="0.125cm" fo:padding-left="0.25cm" fo:padding-right="0.25cm" draw:shadow="hidden" draw:shadow-offset-x="0.3cm" draw:shadow-offset-y="0.3cm" draw:shadow-color="#808080" style:run-through="foreground"/>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g text:anchor-type="paragraph" draw:z-index="15" draw:style-name="gr1"><draw:custom-shape draw:style-name="gr2" draw:text-style-name="P83" svg:width="3.964cm" svg:height="0.641cm" draw:transform="skewX (0.00279252680319092) rotate (0.0872664625997165) translate (-0.370416666666667cm -0.0934861111111111cm)"><text:p text:style-name="P82"><text:span text:style-name="T167">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3.226cm" svg:width="9.135cm" draw:z-index="16"><draw:text-box fo:min-height="2.743cm"><text:section text:style-name="Sect1" text:name="Section8"><text:p text:style-name="P29"/><text:p text:style-name="P41"><text:span text:style-name="T153">Réduis l’e</text:span><text:span text:style-name="T25">x</text:span><text:span text:style-name="T153">pression : </text:span><text:span text:style-name="T112"><text:line-break/></text:span><text:span text:style-name="T153">G </text:span><text:span text:style-name="T145"></text:span><text:span text:style-name="T153"> 5</text:span><text:span text:style-name="_5f_variables"><text:span text:style-name="T39">x</text:span></text:span><text:span text:style-name="_5f_variables"><text:span text:style-name="T12">2</text:span></text:span><text:span text:style-name="T153"> </text:span><text:span text:style-name="_5f_Consigne"><text:span text:style-name="T20"></text:span></text:span><text:span text:style-name="T153"> 3</text:span><text:span text:style-name="_5f_variables"><text:span text:style-name="T8">x</text:span></text:span><text:span text:style-name="T153"> </text:span><text:span text:style-name="_5f_opensymbol"><text:span text:style-name="T117">─</text:span></text:span><text:span text:style-name="T153"> 4 </text:span><text:span text:style-name="_5f_opensymbol"><text:span text:style-name="T117">─</text:span></text:span><text:span text:style-name="T153"> </text:span><text:span text:style-name="T154">2</text:span><text:span text:style-name="_5f_variables"><text:span text:style-name="T9">x</text:span></text:span><text:span text:style-name="T12">2</text:span><text:span text:style-name="T153"> </text:span><text:span text:style-name="_5f_Consigne"><text:span text:style-name="T20"></text:span></text:span><text:span text:style-name="T153"> 3 </text:span><text:span text:style-name="_5f_Consigne"><text:span text:style-name="T20"></text:span></text:span><text:span text:style-name="T153"> 2</text:span><text:span text:style-name="_5f_variables"><text:span text:style-name="T8">x</text:span></text:span><text:span text:style-name="_5f_variables"><text:span text:style-name="T153">.</text:span></text:span></text:p><text:p text:style-name="P38"><text:span text:style-name="_5f_variables"><text:span text:style-name="T131"/></text:span></text:p><text:p text:style-name="P42"><text:span text:style-name="Bold_5f_niv2">Correction</text:span></text:p><text:p text:style-name="P39"><text:span text:style-name="T113">G </text:span><text:span text:style-name="T116"></text:span><text:span text:style-name="T113"> </text:span><text:span text:style-name="T101">5</text:span><text:span text:style-name="_5f_variables"><text:span text:style-name="T102">x</text:span></text:span><text:span text:style-name="T103">2</text:span><text:span text:style-name="T113"> </text:span><text:span text:style-name="_5f_Consigne"><text:span text:style-name="T17"></text:span></text:span><text:span text:style-name="T113"> </text:span><text:span text:style-name="T108">3</text:span><text:span text:style-name="_5f_variables"><text:span text:style-name="T109">x</text:span></text:span><text:span text:style-name="T113"> </text:span><text:span text:style-name="_5f_opensymbol"><text:span text:style-name="T117">─</text:span></text:span><text:span text:style-name="T113"> </text:span><text:span text:style-name="T111">4</text:span><text:span text:style-name="T113"> </text:span><text:span text:style-name="_5f_opensymbol"><text:span text:style-name="T117">─</text:span></text:span><text:span text:style-name="T113"> </text:span><text:span text:style-name="T101">2</text:span><text:span text:style-name="_5f_variables"><text:span text:style-name="T102">x</text:span></text:span><text:span text:style-name="_5f_variables"><text:span text:style-name="T104">2</text:span></text:span><text:span text:style-name="T113"> </text:span><text:span text:style-name="_5f_Consigne"><text:span text:style-name="T17"></text:span></text:span><text:span text:style-name="T113"> </text:span><text:span text:style-name="T111">3</text:span><text:span text:style-name="T113"> </text:span><text:span text:style-name="_5f_Consigne"><text:span text:style-name="T17"></text:span></text:span><text:span text:style-name="T113"> </text:span><text:span text:style-name="T108">2</text:span><text:span text:style-name="_5f_variables"><text:span text:style-name="T109">x</text:span></text:span></text:p><text:p text:style-name="P39"><text:span text:style-name="T94">G </text:span><text:span text:style-name="T95"></text:span><text:span text:style-name="T94"> </text:span><text:span text:style-name="T96">5</text:span><text:span text:style-name="_5f_variables"><text:span text:style-name="T99">x</text:span></text:span><text:span text:style-name="_5f_variables"><text:span text:style-name="T100">2</text:span></text:span><text:span text:style-name="T94"> </text:span><text:span text:style-name="_5f_opensymbol"><text:span text:style-name="T115">─</text:span></text:span><text:span text:style-name="T94"> </text:span><text:span text:style-name="T96">2</text:span><text:span text:style-name="_5f_variables"><text:span text:style-name="T99">x</text:span></text:span><text:span text:style-name="_5f_variables"><text:span text:style-name="T100">2</text:span></text:span><text:span text:style-name="T94"> </text:span><text:span text:style-name="_5f_Consigne"><text:span text:style-name="T150"></text:span></text:span><text:span text:style-name="T94"> </text:span><text:span text:style-name="T106">3</text:span><text:span text:style-name="_5f_variables"><text:span text:style-name="T107">x</text:span></text:span><text:span text:style-name="T94"> </text:span><text:span text:style-name="_5f_Consigne"><text:span text:style-name="T150"></text:span></text:span><text:span text:style-name="T94"> </text:span><text:span text:style-name="T106">2</text:span><text:span text:style-name="_5f_variables"><text:span text:style-name="T107">x</text:span></text:span><text:span text:style-name="T94"> </text:span><text:span text:style-name="_5f_opensymbol"><text:span text:style-name="T115">─</text:span></text:span><text:span text:style-name="T94"> </text:span><text:span text:style-name="T110">4</text:span><text:span text:style-name="T94"> </text:span><text:span text:style-name="_5f_Consigne"><text:span text:style-name="T150"></text:span></text:span><text:span text:style-name="T94"> </text:span><text:span text:style-name="T110">3</text:span></text:p><text:p text:style-name="P39"><text:span text:style-name="T94">G </text:span><text:span text:style-name="T95"></text:span><text:span text:style-name="T94"> </text:span><text:span text:style-name="T96">(5</text:span><text:span text:style-name="T97"> </text:span><text:span text:style-name="_5f_opensymbol"><text:span text:style-name="T98">─</text:span></text:span><text:span text:style-name="T97"> </text:span><text:span text:style-name="T96">2)</text:span><text:span text:style-name="_5f_variables"><text:span text:style-name="T99">x</text:span></text:span><text:span text:style-name="_5f_variables"><text:span text:style-name="T100">2</text:span></text:span><text:span text:style-name="T94"> </text:span><text:span text:style-name="_5f_Consigne"><text:span text:style-name="T150"></text:span></text:span><text:span text:style-name="T94"> </text:span><text:span text:style-name="T106">(3</text:span><text:span text:style-name="T114"> </text:span><text:span text:style-name="_5f_Consigne"><text:span text:style-name="T150"></text:span></text:span><text:span text:style-name="T114"> </text:span><text:span text:style-name="T106">2)</text:span><text:span text:style-name="_5f_variables"><text:span text:style-name="T107">x</text:span></text:span><text:span text:style-name="T94"> </text:span><text:span text:style-name="_5f_opensymbol"><text:span text:style-name="T115">─</text:span></text:span><text:span text:style-name="T94"> </text:span><text:span text:style-name="T110">1</text:span></text:p><text:p text:style-name="P40"><text:span text:style-name="Police_20_par_20_défaut"><text:span text:style-name="T84">G </text:span></text:span><text:span text:style-name="Police_20_par_20_défaut"><text:span text:style-name="T85"></text:span></text:span><text:span text:style-name="Police_20_par_20_défaut"><text:span text:style-name="T84"> </text:span></text:span><text:span text:style-name="Police_20_par_20_défaut"><text:span text:style-name="T86">3</text:span></text:span><text:span text:style-name="_5f_variables"><text:span text:style-name="T87">x</text:span></text:span><text:span text:style-name="Police_20_par_20_défaut"><text:span text:style-name="T88">2</text:span></text:span><text:span text:style-name="Police_20_par_20_défaut"><text:span text:style-name="T84"> </text:span></text:span><text:span text:style-name="_5f_Consigne"><text:span text:style-name="T92"></text:span></text:span><text:span text:style-name="Police_20_par_20_défaut"><text:span text:style-name="T84"> </text:span></text:span><text:span text:style-name="Police_20_par_20_défaut"><text:span text:style-name="T89">5</text:span></text:span><text:span text:style-name="_5f_variables"><text:span text:style-name="T90">x</text:span></text:span><text:span text:style-name="Police_20_par_20_défaut"><text:span text:style-name="T84"> </text:span></text:span><text:span text:style-name="_5f_opensymbol"><text:span text:style-name="T93">─</text:span></text:span><text:span text:style-name="Police_20_par_20_défaut"><text:span text:style-name="T84"> </text:span></text:span><text:span text:style-name="Police_20_par_20_défaut"><text:span text:style-name="T91">1</text:span></text:span></text:p></text:section></draw:text-box></draw:frame></text:p>
      <text:list xml:id="list996862568" text:style-name="Num_5f_Exo">
        <text:list-item>
          <text:list>
            <text:list-item>
              <text:list>
                <text:list-item>
                  <text:list>
                    <text:list-item>
                      <text:h text:style-name="P55" text:outline-level="1"><text:span text:style-name="T21"> Recopie les expressions suivantes en faisant apparaître les signes « </text:span><text:span text:style-name="T144">×</text:span><text:span text:style-name="T21"> </text:span>» sous<text:span text:style-name="T144">−</text:span>entendus.</text:h>
                    </text:list-item>
                  </text:list>
                </text:list-item>
              </text:list>
            </text:list-item>
          </text:list>
        </text:list-item>
      </text:list>
      <text:section text:style-name="Sect2" text:name="Section3">
        <text:p text:style-name="P25">A <text:span text:style-name="T146"></text:span> 3<text:span text:style-name="_5f_variable"><text:span text:style-name="T4">x</text:span></text:span> <text:span text:style-name="_5f_Consigne"><text:span text:style-name="T18"></text:span></text:span> 6</text:p>
        <text:p text:style-name="P35"><text:span text:style-name="_5f_pointillés_20_gris"><text:span text:style-name="T40"><text:tab/></text:span></text:span></text:p>
        <text:p text:style-name="P47">B <text:span text:style-name="T146"></text:span> <text:span text:style-name="T15">−</text:span>5(2<text:span text:style-name="_5f_variable"><text:span text:style-name="T4">y</text:span></text:span> <text:span text:style-name="T140"></text:span> 7)</text:p>
        <text:p text:style-name="P35"><text:span text:style-name="_5f_pointillés_20_gris"><text:span text:style-name="T40"><text:tab/></text:span></text:span></text:p>
        <text:p text:style-name="P47">C <text:span text:style-name="T146"></text:span> 4<text:span text:style-name="_5f_variable"><text:span text:style-name="T4">w</text:span></text:span><text:span text:style-name="T11">2</text:span></text:p>
        <text:p text:style-name="P36"><text:span text:style-name="_5f_pointillés_20_gris"><text:span text:style-name="T151"><text:tab/></text:span></text:span></text:p>
        <text:p text:style-name="P27"><text:span text:style-name="T32">D </text:span><text:span text:style-name="T60"></text:span><text:span text:style-name="T32"> 4</text:span><text:span text:style-name="_5f_variable"><text:span text:style-name="T38">u</text:span></text:span><text:span text:style-name="T32">(5 </text:span><text:span text:style-name="T36">−</text:span> 2<text:span text:style-name="_5f_variable"><text:span text:style-name="T4">u</text:span></text:span>)</text:p>
        <text:p text:style-name="P35"><text:span text:style-name="_5f_pointillés_20_gris"><text:span text:style-name="T40"><text:tab/></text:span></text:span></text:p>
        <text:p text:style-name="P48">E <text:span text:style-name="T146"></text:span> (4<text:span text:style-name="T22"> </text:span><text:span text:style-name="_5f_Consigne"><text:span text:style-name="T18"></text:span></text:span> <text:span text:style-name="_5f_variable"><text:span text:style-name="T4">x</text:span></text:span>)(3 <text:span text:style-name="T15">−</text:span> 4<text:span text:style-name="_5f_variable"><text:span text:style-name="T4">x</text:span></text:span>)</text:p>
        <text:p text:style-name="P35"><text:span text:style-name="_5f_pointillés_20_gris"><text:span text:style-name="T40"><text:tab/></text:span></text:span></text:p>
        <text:p text:style-name="P24">F <text:span text:style-name="T146"></text:span> 2<text:span text:style-name="_5f_variable"><text:span text:style-name="T4">a</text:span></text:span><text:span text:style-name="T11">2</text:span><text:span text:style-name="T32"> </text:span><text:span text:style-name="_5f_Consigne"><text:span text:style-name="T33"></text:span></text:span><text:span text:style-name="T32"> 4</text:span><text:span text:style-name="_5f_variable"><text:span text:style-name="T38">a</text:span></text:span><text:span text:style-name="T32"> </text:span><text:span text:style-name="T36">−</text:span> 5</text:p>
        <text:p text:style-name="P35"><text:span text:style-name="_5f_pointillés_20_gris"><text:span text:style-name="T40"><text:tab/></text:span></text:span></text:p>
      </text:section>
      <text:list xml:id="list172243952882611" text:continue-numbering="true" text:style-name="Num_5f_Exo">
        <text:list-item>
          <text:list>
            <text:list-item>
              <text:list>
                <text:list-item>
                  <text:list>
                    <text:list-item>
                      <text:h text:style-name="P56" text:outline-level="1"> Réduis l’expression quand c’est possible.</text:h>
                    </text:list-item>
                  </text:list>
                </text:list-item>
              </text:list>
            </text:list-item>
          </text:list>
        </text:list-item>
      </text:list>
      <text:list xml:id="list2099390777" text:style-name="liste_5f_abc">
        <text:list-item>
          <text:list>
            <text:list-item>
              <text:p text:style-name="P63">4<text:span text:style-name="T22"> </text:span><text:span text:style-name="_5f_Consigne"><text:span text:style-name="T34"></text:span></text:span><text:span text:style-name="T23"> </text:span>5<text:span text:style-name="_5f_variable"><text:span text:style-name="T4">x</text:span></text:span><text:span text:style-name="_5f_BVS"><text:span text:style-name="T70"> </text:span></text:span><text:span text:style-name="_5f_BVS"><text:span text:style-name="T61"></text:span></text:span><text:span text:style-name="_5f_BVS"><text:span text:style-name="T72"> </text:span></text:span><text:span text:style-name="_5f_pointillés_20_gris"><text:span text:style-name="T40"><text:tab/></text:span></text:span></text:p>
            </text:list-item>
            <text:list-item>
              <text:p text:style-name="P63">4 <text:span text:style-name="T144">×</text:span><text:span text:style-name="T21"> 5</text:span><text:span text:style-name="_5f_variable"><text:span text:style-name="T4">x</text:span></text:span><text:span text:style-name="_5f_BVS"><text:span text:style-name="T70"> </text:span></text:span><text:span text:style-name="_5f_BVS"><text:span text:style-name="T61"></text:span></text:span><text:span text:style-name="_5f_BVS"><text:span text:style-name="T72"> </text:span></text:span><text:span text:style-name="_5f_pointillés_20_gris"><text:span text:style-name="T40"><text:tab/></text:span></text:span></text:p>
            </text:list-item>
            <text:list-item>
              <text:p text:style-name="P63"><text:span text:style-name="T21">4</text:span><text:span text:style-name="_5f_variable"><text:span text:style-name="T4">x</text:span></text:span><text:span text:style-name="T21"> </text:span><text:span text:style-name="T144">×</text:span> 5<text:span text:style-name="_5f_BVS"><text:span text:style-name="T70"> </text:span></text:span><text:span text:style-name="_5f_BVS"><text:span text:style-name="T61"></text:span></text:span><text:span text:style-name="_5f_BVS"><text:span text:style-name="T72"> </text:span></text:span><text:span text:style-name="_5f_pointillés_20_gris"><text:span text:style-name="T40"><text:tab/></text:span></text:span></text:p>
            </text:list-item>
            <text:list-item>
              <text:p text:style-name="P63"><text:span text:style-name="T21">4</text:span><text:span text:style-name="_5f_variable"><text:span text:style-name="T4">x</text:span></text:span><text:span text:style-name="_5f_BVS"><text:span text:style-name="T70"> </text:span></text:span><text:span text:style-name="_5f_Consigne"><text:span text:style-name="T34"></text:span></text:span><text:span text:style-name="_5f_variable"><text:span text:style-name="T23"> </text:span></text:span><text:span text:style-name="T21">5</text:span><text:span text:style-name="_5f_variable"><text:span text:style-name="T4">x</text:span></text:span><text:span text:style-name="_5f_BVS"><text:span text:style-name="T70"> </text:span></text:span><text:span text:style-name="_5f_BVS"><text:span text:style-name="T61"></text:span></text:span><text:span text:style-name="_5f_BVS"><text:span text:style-name="T72"> </text:span></text:span><text:span text:style-name="_5f_pointillés_20_gris"><text:span text:style-name="T40"><text:tab/></text:span></text:span></text:p>
            </text:list-item>
            <text:list-item>
              <text:p text:style-name="P63"><text:span text:style-name="T21">4</text:span><text:span text:style-name="_5f_variable"><text:span text:style-name="T4">x</text:span></text:span><text:span text:style-name="T21"> </text:span><text:span text:style-name="T144">×</text:span> 5<text:span text:style-name="_5f_variable"><text:span text:style-name="T4">x</text:span></text:span><text:span text:style-name="_5f_BVS"><text:span text:style-name="T70"> </text:span></text:span><text:span text:style-name="_5f_BVS"><text:span text:style-name="T61"></text:span></text:span><text:span text:style-name="_5f_BVS"><text:span text:style-name="T72"> </text:span></text:span><text:span text:style-name="_5f_pointillés_20_gris"><text:span text:style-name="T40"><text:tab/></text:span></text:span></text:p>
            </text:list-item>
            <text:list-item>
              <text:p text:style-name="P63">4<text:span text:style-name="T22"> </text:span><text:span text:style-name="T15">−</text:span><text:span text:style-name="T22"> </text:span>5<text:span text:style-name="T13">x</text:span><text:span text:style-name="_5f_BVS"><text:span text:style-name="T70"> </text:span></text:span><text:span text:style-name="_5f_BVS"><text:span text:style-name="T61"></text:span></text:span><text:span text:style-name="_5f_BVS"><text:span text:style-name="T72"> </text:span></text:span><text:span text:style-name="_5f_pointillés_20_gris"><text:span text:style-name="T42"><text:tab/></text:span></text:span></text:p>
            </text:list-item>
            <text:list-item>
              <text:p text:style-name="P63"><text:span text:style-name="_5f_BVS"><text:span text:style-name="T45">5</text:span></text:span><text:span text:style-name="_5f_BVS"><text:span text:style-name="T49">x</text:span></text:span><text:span text:style-name="_5f_BVS"><text:span text:style-name="T70"> </text:span></text:span><text:span text:style-name="_5f_Consigne"><text:span text:style-name="T34"></text:span></text:span><text:span text:style-name="_5f_Consigne"><text:span text:style-name="T67"> </text:span></text:span><text:span text:style-name="_5f_BVS"><text:span text:style-name="T45">3</text:span></text:span><text:span text:style-name="_5f_BVS"><text:span text:style-name="T49">x</text:span></text:span><text:span text:style-name="_5f_BVS"><text:span text:style-name="T70"> </text:span></text:span><text:span text:style-name="_5f_BVS"><text:span text:style-name="T61"></text:span></text:span><text:span text:style-name="_5f_BVS"><text:span text:style-name="T72"> </text:span></text:span><text:span text:style-name="_5f_pointillés_20_gris"><text:span text:style-name="T43"><text:tab/></text:span></text:span></text:p>
            </text:list-item>
            <text:list-item>
              <text:p text:style-name="P63"><text:span text:style-name="_5f_BVS"><text:span text:style-name="T45">5</text:span></text:span><text:span text:style-name="_5f_BVS"><text:span text:style-name="T70"> </text:span></text:span><text:span text:style-name="_5f_Consigne"><text:span text:style-name="T34"></text:span></text:span><text:span text:style-name="_5f_BVS"><text:span text:style-name="T71"> </text:span></text:span><text:span text:style-name="_5f_BVS"><text:span text:style-name="T45">3</text:span></text:span><text:span text:style-name="_5f_BVS"><text:span text:style-name="T49">x</text:span></text:span><text:span text:style-name="_5f_BVS"><text:span text:style-name="T70"> </text:span></text:span><text:span text:style-name="_5f_BVS"><text:span text:style-name="T61"></text:span></text:span><text:span text:style-name="_5f_BVS"><text:span text:style-name="T72"> </text:span></text:span><text:span text:style-name="_5f_pointillés_20_gris"><text:span text:style-name="T45"><text:tab/></text:span></text:span></text:p>
            </text:list-item>
            <text:list-item>
              <text:p text:style-name="P64"><text:span text:style-name="_5f_BVS"><text:span text:style-name="T45">5</text:span></text:span><text:span text:style-name="_5f_BVS"><text:span text:style-name="T49">x</text:span></text:span><text:span text:style-name="_5f_BVS"><text:span text:style-name="T123">2</text:span></text:span><text:span text:style-name="_5f_BVS"><text:span text:style-name="T70"> </text:span></text:span><text:span text:style-name="_5f_Consigne"><text:span text:style-name="T34"></text:span></text:span><text:span text:style-name="_5f_Consigne"><text:span text:style-name="T67"> </text:span></text:span><text:span text:style-name="_5f_BVS"><text:span text:style-name="T45">3</text:span></text:span><text:span text:style-name="_5f_BVS"><text:span text:style-name="T49">x</text:span></text:span><text:span text:style-name="_5f_BVS"><text:span text:style-name="T123">2</text:span></text:span><text:span text:style-name="_5f_BVS"><text:span text:style-name="T66"> </text:span></text:span><text:span text:style-name="_5f_BVS"><text:span text:style-name="T61"></text:span></text:span><text:span text:style-name="_5f_BVS"><text:span text:style-name="T72"> </text:span></text:span><text:span text:style-name="_5f_pointillés_20_gris"><text:span text:style-name="T45"><text:tab/></text:span></text:span></text:p>
            </text:list-item>
            <text:list-item>
              <text:p text:style-name="P64"><text:span text:style-name="_5f_BVS"><text:span text:style-name="T45">5</text:span></text:span><text:span text:style-name="_5f_BVS"><text:span text:style-name="T49">x</text:span></text:span><text:span text:style-name="_5f_BVS"><text:span text:style-name="T70"> </text:span></text:span><text:span text:style-name="_5f_Consigne"><text:span text:style-name="T34"></text:span></text:span><text:span text:style-name="_5f_Consigne"><text:span text:style-name="T67"> </text:span></text:span><text:span text:style-name="_5f_BVS"><text:span text:style-name="T45">3</text:span></text:span><text:span text:style-name="_5f_BVS"><text:span text:style-name="T49">x</text:span></text:span><text:span text:style-name="_5f_BVS"><text:span text:style-name="T123">2</text:span></text:span><text:span text:style-name="_5f_BVS"><text:span text:style-name="T66"> </text:span></text:span><text:span text:style-name="_5f_BVS"><text:span text:style-name="T61"></text:span></text:span><text:span text:style-name="_5f_BVS"><text:span text:style-name="T72"> </text:span></text:span><text:span text:style-name="_5f_pointillés_20_gris"><text:span text:style-name="T43"><text:tab/></text:span></text:span></text:p>
            </text:list-item>
          </text:list>
        </text:list-item>
      </text:list>
      <text:list xml:id="list172243737817308" text:continue-list="list172243952882611" text:style-name="Num_5f_Exo">
        <text:list-item>
          <text:list>
            <text:list-item>
              <text:list>
                <text:list-item>
                  <text:list>
                    <text:list-item>
                      <text:h text:style-name="P57" text:outline-level="1"> <text:span text:style-name="T165">On souhaite déterminer le périmètre de la figure suivante en fonction de </text:span><text:span text:style-name="_5f_variable"><text:span text:style-name="T7">a</text:span></text:span><text:span text:style-name="T165">.</text:span></text:h>
                    </text:list-item>
                  </text:list>
                </text:list-item>
              </text:list>
            </text:list-item>
          </text:list>
        </text:list-item>
      </text:list>
      <text:list xml:id="list1366752217" text:style-name="_5f_Numérotation_20_des_20_exercices_20_livrets">
        <text:list-header>
          <text:h text:style-name="P77" text:outline-level="1"><draw:g text:anchor-type="as-char" draw:z-index="14" draw:style-name="gr3"><draw:line draw:style-name="gr4" draw:text-style-name="P84" svg:x1="0.132cm" svg:y1="0.857cm" svg:x2="1.778cm" svg:y2="0.857cm"><text:p/></draw:line><draw:line draw:style-name="gr4" draw:text-style-name="P84" svg:x1="1.778cm" svg:y1="0.199cm" svg:x2="1.778cm" svg:y2="0.858cm"><text:p/></draw:line><draw:line draw:style-name="gr4" draw:text-style-name="P84" svg:x1="1.778cm" svg:y1="0.199cm" svg:x2="3.424cm" svg:y2="0.199cm"><text:p/></draw:line><draw:line draw:style-name="gr4" draw:text-style-name="P84" svg:x1="3.423cm" svg:y1="0.199cm" svg:x2="3.423cm" svg:y2="1.847cm"><text:p/></draw:line><draw:line draw:style-name="gr4" draw:text-style-name="P84" svg:x1="3.423cm" svg:y1="1.846cm" svg:x2="4.081cm" svg:y2="1.846cm"><text:p/></draw:line><draw:line draw:style-name="gr4" draw:text-style-name="P84" svg:x1="4.082cm" svg:y1="1.846cm" svg:x2="4.082cm" svg:y2="2.505cm"><text:p/></draw:line><draw:line draw:style-name="gr4" draw:text-style-name="P84" svg:x1="4.082cm" svg:y1="2.505cm" svg:x2="0.132cm" svg:y2="2.505cm"><text:p/></draw:line><draw:line draw:style-name="gr4" draw:text-style-name="P84" svg:x1="0.132cm" svg:y1="0.857cm" svg:x2="0.132cm" svg:y2="2.505cm"><text:p/></draw:line><draw:frame draw:style-name="gr5" draw:text-style-name="P86" svg:width="0.659cm" svg:height="0.754cm" svg:x="0.46cm" svg:y="0.263cm"><draw:text-box><text:p text:style-name="P85"><text:span text:style-name="T168">a</text:span></text:p></draw:text-box></draw:frame><draw:line draw:style-name="gr4" draw:text-style-name="P84" svg:x1="1.119cm" svg:y1="0.659cm" svg:x2="0.79cm" svg:y2="0.989cm"><text:p/></draw:line><draw:line draw:style-name="gr4" draw:text-style-name="P84" svg:x1="2.831cm" svg:y1="0cm" svg:x2="2.502cm" svg:y2="0.33cm"><text:p/></draw:line><draw:line draw:style-name="gr4" draw:text-style-name="P84" svg:x1="3.555cm" svg:y1="0.924cm" svg:x2="3.226cm" svg:y2="1.254cm"><text:p/></draw:line><draw:line draw:style-name="gr4" draw:text-style-name="P84" svg:x1="0.329cm" svg:y1="1.516cm" svg:x2="0cm" svg:y2="1.846cm"><text:p/></draw:line><draw:line draw:style-name="gr4" draw:text-style-name="P84" svg:x1="1.58cm" svg:y1="0.527cm" svg:x2="1.909cm" svg:y2="0.527cm"><text:p/></draw:line><draw:line draw:style-name="gr4" draw:text-style-name="P84" svg:x1="1.58cm" svg:y1="0.593cm" svg:x2="1.909cm" svg:y2="0.593cm"><text:p/></draw:line><draw:line draw:style-name="gr4" draw:text-style-name="P84" svg:x1="3.884cm" svg:y1="2.175cm" svg:x2="4.213cm" svg:y2="2.175cm"><text:p/></draw:line><draw:line draw:style-name="gr4" draw:text-style-name="P84" svg:x1="3.884cm" svg:y1="2.241cm" svg:x2="4.213cm" svg:y2="2.241cm"><text:p/></draw:line><draw:line draw:style-name="gr4" draw:text-style-name="P84" svg:x1="3.687cm" svg:y1="1.978cm" svg:x2="3.687cm" svg:y2="1.648cm"><text:p/></draw:line><draw:line draw:style-name="gr4" draw:text-style-name="P84" svg:x1="3.753cm" svg:y1="1.978cm" svg:x2="3.753cm" svg:y2="1.648cm"><text:p/></draw:line><draw:frame draw:style-name="gr6" draw:text-style-name="P87" svg:width="0.659cm" svg:height="0.664cm" svg:x="4.082cm" svg:y="1.977cm"><draw:text-box><text:p text:style-name="P85"><text:span text:style-name="T169">1</text:span></text:p></draw:text-box></draw:frame></draw:g></text:h>
        </text:list-header>
      </text:list>
      <text:p text:style-name="P53">Propose une expression la plus réduite possible.</text:p>
      <text:p text:style-name="P33"><text:span text:style-name="_5f_pointillés_20_gris"><text:span text:style-name="T40"><text:tab/></text:span></text:span></text:p>
      <text:p text:style-name="P33"><text:span text:style-name="_5f_pointillés_20_gris"><text:span text:style-name="T40"><text:tab/></text:span></text:span></text:p>
      <text:list xml:id="list172244126877104" text:continue-list="list172243737817308" text:style-name="Num_5f_Exo">
        <text:list-item>
          <text:h text:style-name="P78" text:outline-level="1"> <text:span text:style-name="T133">Réduis si possible les produits suivants.</text:span></text:h>
        </text:list-item>
      </text:list>
      <text:list xml:id="list172244128337018" text:continue-list="list2099390777" text:style-name="liste_5f_abc">
        <text:list-item text:start-value="1">
          <text:p text:style-name="P65"><text:span text:style-name="T31">5</text:span><text:span text:style-name="T138">x </text:span><text:span text:style-name="T148">×</text:span><text:span text:style-name="T138"> </text:span><text:span text:style-name="T31">3</text:span><text:span text:style-name="T138">x</text:span><text:span text:style-name="_5f_BVS"><text:span text:style-name="T50"> </text:span></text:span><text:span text:style-name="T147"></text:span><text:span text:style-name="T27"> </text:span><text:span text:style-name="_5f_pointillés_20_gris"><text:span text:style-name="T40"><text:tab/></text:span></text:span></text:p>
        </text:list-item>
        <text:list-item>
          <text:p text:style-name="P68"><text:span text:style-name="T31">5 </text:span><text:span text:style-name="T148">×</text:span><text:span text:style-name="T138"> </text:span><text:span text:style-name="T31">3</text:span><text:span text:style-name="T138">x</text:span><text:span text:style-name="_5f_BVS"><text:span text:style-name="T50"> </text:span></text:span><text:span text:style-name="T147"></text:span><text:span text:style-name="T27"> </text:span><text:span text:style-name="_5f_pointillés_20_gris"><text:span text:style-name="T40"><text:tab/></text:span></text:span></text:p>
        </text:list-item>
        <text:list-item>
          <text:p text:style-name="P69"><text:span text:style-name="T31">5 </text:span><text:span text:style-name="T148">×</text:span><text:span text:style-name="T138"> </text:span><text:span text:style-name="T31">3</text:span><text:span text:style-name="T138">x</text:span><text:span text:style-name="T125">2</text:span><text:span text:style-name="_5f_BVS"><text:span text:style-name="T50"> </text:span></text:span><text:span text:style-name="T147"></text:span><text:span text:style-name="T27"> </text:span><text:span text:style-name="_5f_pointillés_20_gris"><text:span text:style-name="T40"><text:tab/></text:span></text:span></text:p>
        </text:list-item>
        <text:list-item>
          <text:p text:style-name="P68"><text:span text:style-name="_5f_BVS"><text:span text:style-name="T46">3</text:span></text:span><text:span text:style-name="_5f_BVS"><text:span text:style-name="T50">x </text:span></text:span><text:span text:style-name="_5f_BVS"><text:span text:style-name="T62">×</text:span></text:span><text:span text:style-name="_5f_BVS"><text:span text:style-name="T50"> </text:span></text:span><text:span text:style-name="_5f_BVS"><text:span text:style-name="T46">5</text:span></text:span><text:span text:style-name="_5f_BVS"><text:span text:style-name="T50"> </text:span></text:span><text:span text:style-name="_5f_BVS"><text:span text:style-name="T61"></text:span></text:span><text:span text:style-name="_5f_BVS"><text:span text:style-name="T72"> </text:span></text:span><text:span text:style-name="_5f_pointillés_20_gris"><text:span text:style-name="T42"><text:tab/></text:span></text:span></text:p>
        </text:list-item>
        <text:list-item>
          <text:p text:style-name="P68"><text:span text:style-name="_5f_opensymbol"><text:span text:style-name="T119">─</text:span></text:span><text:span text:style-name="_5f_BVS"><text:span text:style-name="T46">2 </text:span></text:span><text:span text:style-name="_5f_BVS"><text:span text:style-name="T62">×</text:span></text:span><text:span text:style-name="_5f_BVS"><text:span text:style-name="T50"> </text:span></text:span><text:span text:style-name="_5f_BVS"><text:span text:style-name="T46">4</text:span></text:span><text:span text:style-name="_5f_BVS"><text:span text:style-name="T50">x </text:span></text:span><text:span text:style-name="_5f_BVS"><text:span text:style-name="T61"></text:span></text:span><text:span text:style-name="_5f_BVS"><text:span text:style-name="T72"> </text:span></text:span><text:span text:style-name="_5f_pointillés_20_gris"><text:span text:style-name="T43"><text:tab/></text:span></text:span></text:p>
        </text:list-item>
        <text:list-item>
          <text:p text:style-name="P68"><text:span text:style-name="_5f_opensymbol"><text:span text:style-name="T119">─</text:span></text:span><text:span text:style-name="_5f_BVS"><text:span text:style-name="T46">6 </text:span></text:span><text:span text:style-name="_5f_BVS"><text:span text:style-name="T62">×</text:span></text:span><text:span text:style-name="_5f_BVS"><text:span text:style-name="T50"> </text:span></text:span><text:span text:style-name="_5f_BVS"><text:span text:style-name="T46">(</text:span></text:span><text:span text:style-name="_5f_opensymbol"><text:span text:style-name="T119">─</text:span></text:span><text:span text:style-name="_5f_BVS"><text:span text:style-name="T46">3</text:span></text:span><text:span text:style-name="_5f_BVS"><text:span text:style-name="T50">x</text:span></text:span><text:span text:style-name="_5f_BVS"><text:span text:style-name="T46">)</text:span></text:span><text:span text:style-name="_5f_BVS"><text:span text:style-name="T50"> </text:span></text:span><text:span text:style-name="_5f_BVS"><text:span text:style-name="T61"></text:span></text:span><text:span text:style-name="_5f_BVS"><text:span text:style-name="T72"> </text:span></text:span><text:span text:style-name="_5f_pointillés_20_gris"><text:span text:style-name="T43"><text:tab/></text:span></text:span></text:p>
        </text:list-item>
        <text:list-item>
          <text:p text:style-name="P68"><text:span text:style-name="_5f_pointillés_20_gris"><text:span text:style-name="T120">3(</text:span></text:span><text:span text:style-name="_5f_opensymbol"><text:span text:style-name="T119">─</text:span></text:span><text:span text:style-name="T133">7</text:span><text:span text:style-name="T138">x</text:span><text:span text:style-name="T133">)</text:span><text:span text:style-name="_5f_BVS"><text:span text:style-name="T50"> </text:span></text:span><text:span text:style-name="T148"></text:span><text:span text:style-name="T27"> </text:span><text:span text:style-name="_5f_pointillés_20_gris"><text:span text:style-name="T133"><text:tab/></text:span></text:span></text:p>
        </text:list-item>
        <text:list-item>
          <text:p text:style-name="P71">3<text:span text:style-name="T135">x </text:span><text:span text:style-name="T144">×</text:span><text:span text:style-name="T135"> </text:span>4<text:span text:style-name="T135">x</text:span><text:span text:style-name="_5f_BVS"><text:span text:style-name="T48"> </text:span></text:span><text:span text:style-name="T144"></text:span><text:span text:style-name="T27"> </text:span><text:span text:style-name="_5f_pointillés_20_gris"><text:tab/></text:span></text:p>
        </text:list-item>
        <text:list-item>
          <text:p text:style-name="P71">3<text:span text:style-name="T135">x </text:span><text:span text:style-name="T144">×</text:span><text:span text:style-name="T135"> </text:span>(<text:span text:style-name="_5f_opensymbol"><text:span text:style-name="T118">─</text:span></text:span>4<text:span text:style-name="T135">x</text:span>)<text:span text:style-name="_5f_BVS"><text:span text:style-name="T48"> </text:span></text:span><text:span text:style-name="T144"></text:span><text:span text:style-name="T27"> </text:span><text:span text:style-name="_5f_pointillés_20_gris"><text:tab/></text:span></text:p>
        </text:list-item>
        <text:list-item>
          <text:p text:style-name="P72">(<text:span text:style-name="_5f_opensymbol"><text:span text:style-name="T118">─</text:span></text:span>3)(<text:span text:style-name="_5f_opensymbol"><text:span text:style-name="T118">─</text:span></text:span>5<text:span text:style-name="T135">x</text:span><text:span text:style-name="T125">2</text:span>)<text:span text:style-name="_5f_BVS"><text:span text:style-name="T48"> </text:span></text:span><text:span text:style-name="T144"></text:span><text:span text:style-name="T27"> </text:span><text:span text:style-name="_5f_pointillés_20_gris"><text:tab/></text:span></text:p>
        </text:list-item>
        <text:list-item>
          <text:p text:style-name="P71">2<text:span text:style-name="T135">x </text:span><text:span text:style-name="T144">×</text:span><text:span text:style-name="T135"> </text:span>(<text:span text:style-name="T144">−</text:span>7<text:span text:style-name="T135">x</text:span>)<text:span text:style-name="_5f_BVS"><text:span text:style-name="T48"> </text:span></text:span><text:span text:style-name="T144"></text:span><text:span text:style-name="T27"> </text:span><text:span text:style-name="_5f_pointillés_20_gris"><text:tab/></text:span></text:p>
        </text:list-item>
      </text:list>
      <text:list xml:id="list172245647270806" text:continue-list="list172244126877104" text:style-name="Num_5f_Exo">
        <text:list-item>
          <text:h text:style-name="P79" text:outline-level="1"> Réduis l’e<text:span text:style-name="T26">x</text:span>pression quand c’est possible.</text:h>
        </text:list-item>
      </text:list>
      <text:list xml:id="list172244112041786" text:continue-list="list172244128337018" text:style-name="liste_5f_abc">
        <text:list-item text:start-value="1">
          <text:p text:style-name="P66"><text:span text:style-name="T31">7</text:span><text:span text:style-name="T138"> </text:span><text:span text:style-name="T148">×</text:span><text:span text:style-name="T138"> </text:span><text:span text:style-name="T31">(</text:span><text:span text:style-name="T148">−</text:span><text:span text:style-name="T31">2</text:span><text:span text:style-name="T138">x</text:span><text:span text:style-name="T31">)</text:span><text:span text:style-name="_5f_BVS"><text:span text:style-name="T50"> </text:span></text:span><text:span text:style-name="T147"></text:span><text:span text:style-name="T27"> </text:span><text:span text:style-name="_5f_pointillés_20_gris"><text:span text:style-name="T40"><text:tab/></text:span></text:span></text:p>
        </text:list-item>
        <text:list-item>
          <text:p text:style-name="P68"><text:span text:style-name="T147">−</text:span><text:span text:style-name="T31">3</text:span><text:span text:style-name="T138">x</text:span><text:span text:style-name="_5f_BVS"><text:span text:style-name="T50"> </text:span></text:span><text:span text:style-name="_5f_BVS"><text:span text:style-name="T62">−</text:span></text:span><text:span text:style-name="_5f_BVS"><text:span text:style-name="T69"> </text:span></text:span><text:span text:style-name="T31">8</text:span><text:span text:style-name="T138">x</text:span><text:span text:style-name="_5f_BVS"><text:span text:style-name="T50"> </text:span></text:span><text:span text:style-name="T147"></text:span><text:span text:style-name="T27"> </text:span><text:span text:style-name="_5f_pointillés_20_gris"><text:span text:style-name="T40"><text:tab/></text:span></text:span></text:p>
        </text:list-item>
        <text:list-item>
          <text:p text:style-name="P68"><text:span text:style-name="T31">3</text:span><text:span text:style-name="T138">x</text:span><text:span text:style-name="_5f_BVS"><text:span text:style-name="T50"> </text:span></text:span><text:span text:style-name="_5f_BVS"><text:span text:style-name="T62">−</text:span></text:span><text:span text:style-name="_5f_BVS"><text:span text:style-name="T69"> </text:span></text:span><text:span text:style-name="T31">5</text:span><text:span text:style-name="_5f_BVS"><text:span text:style-name="T50"> </text:span></text:span><text:span text:style-name="T147"></text:span><text:span text:style-name="T27"> </text:span><text:span text:style-name="_5f_pointillés_20_gris"><text:span text:style-name="T40"><text:tab/></text:span></text:span></text:p>
        </text:list-item>
        <text:list-item>
          <text:p text:style-name="P68"><text:span text:style-name="_5f_BVS"><text:span text:style-name="T46">3</text:span></text:span><text:span text:style-name="_5f_BVS"><text:span text:style-name="T50">x </text:span></text:span><text:span text:style-name="_5f_BVS"><text:span text:style-name="T62">×</text:span></text:span><text:span text:style-name="_5f_BVS"><text:span text:style-name="T50"> </text:span></text:span><text:span text:style-name="_5f_BVS"><text:span text:style-name="T46">5</text:span></text:span><text:span text:style-name="_5f_BVS"><text:span text:style-name="T50"> </text:span></text:span><text:span text:style-name="_5f_BVS"><text:span text:style-name="T61"></text:span></text:span><text:span text:style-name="_5f_BVS"><text:span text:style-name="T72"> </text:span></text:span><text:span text:style-name="_5f_pointillés_20_gris"><text:span text:style-name="T42"><text:tab/></text:span></text:span></text:p>
        </text:list-item>
      </text:list>
      <text:list xml:id="list172243884880901" text:continue-list="list172245647270806" text:style-name="Num_5f_Exo">
        <text:list-item>
          <text:h text:style-name="P80" text:outline-level="1"> Réduis l’expression quand c’est possible.</text:h>
        </text:list-item>
      </text:list>
      <text:list xml:id="list172244869330430" text:continue-list="list172244112041786" text:style-name="liste_5f_abc">
        <text:list-item text:start-value="1">
          <text:p text:style-name="P66"><text:span text:style-name="_5f_BVS"><text:span text:style-name="T46">2</text:span></text:span><text:span text:style-name="_5f_BVS"><text:span text:style-name="T50"> </text:span></text:span><text:span text:style-name="_5f_BVS"><text:span text:style-name="T62">×</text:span></text:span><text:span text:style-name="_5f_BVS"><text:span text:style-name="T50"> </text:span></text:span><text:span text:style-name="_5f_BVS"><text:span text:style-name="T46">3</text:span></text:span><text:span text:style-name="_5f_BVS"><text:span text:style-name="T50">x </text:span></text:span><text:span text:style-name="_5f_BVS"><text:span text:style-name="T61">−</text:span></text:span><text:span text:style-name="_5f_BVS"><text:span text:style-name="T46">5</text:span></text:span><text:span text:style-name="_5f_BVS"><text:span text:style-name="T50"> </text:span></text:span><text:span text:style-name="_5f_BVS"><text:span text:style-name="T62">×</text:span></text:span><text:span text:style-name="_5f_BVS"><text:span text:style-name="T50"> </text:span></text:span><text:span text:style-name="_5f_BVS"><text:span text:style-name="T46">2</text:span></text:span><text:span text:style-name="_5f_BVS"><text:span text:style-name="T50">x </text:span></text:span><text:span text:style-name="_5f_BVS"><text:span text:style-name="T61"></text:span></text:span><text:span text:style-name="_5f_BVS"><text:span text:style-name="T72"> </text:span></text:span><text:span text:style-name="_5f_pointillés_20_gris"><text:span text:style-name="T42"><text:tab/></text:span></text:span></text:p>
        </text:list-item>
        <text:list-item>
          <text:p text:style-name="P69"><text:span text:style-name="_5f_BVS"><text:span text:style-name="T61">−</text:span></text:span><text:span text:style-name="_5f_BVS"><text:span text:style-name="T46">3</text:span></text:span><text:span text:style-name="_5f_BVS"><text:span text:style-name="T50">x </text:span></text:span><text:span text:style-name="_5f_BVS"><text:span text:style-name="T62">×</text:span></text:span><text:span text:style-name="_5f_BVS"><text:span text:style-name="T50"> </text:span></text:span><text:span text:style-name="_5f_BVS"><text:span text:style-name="T46">2</text:span></text:span><text:span text:style-name="_5f_BVS"><text:span text:style-name="T50">x </text:span></text:span><text:span text:style-name="_5f_Consigne"><text:span text:style-name="T34"></text:span></text:span><text:span text:style-name="_5f_BVS"><text:span text:style-name="T50"> </text:span></text:span><text:span text:style-name="_5f_BVS"><text:span text:style-name="T46">4</text:span></text:span><text:span text:style-name="_5f_BVS"><text:span text:style-name="T50"> </text:span></text:span><text:span text:style-name="_5f_BVS"><text:span text:style-name="T62">×</text:span></text:span><text:span text:style-name="_5f_BVS"><text:span text:style-name="T50"> </text:span></text:span><text:span text:style-name="_5f_BVS"><text:span text:style-name="T46">(</text:span></text:span><text:span text:style-name="_5f_BVS"><text:span text:style-name="T61">−</text:span></text:span><text:span text:style-name="_5f_BVS"><text:span text:style-name="T46">2</text:span></text:span><text:span text:style-name="_5f_BVS"><text:span text:style-name="T50">x</text:span></text:span><text:span text:style-name="_5f_BVS"><text:span text:style-name="T126">2</text:span></text:span><text:span text:style-name="_5f_BVS"><text:span text:style-name="T46">)</text:span></text:span><text:span text:style-name="_5f_BVS"><text:span text:style-name="T50"> </text:span></text:span><text:span text:style-name="_5f_BVS"><text:span text:style-name="T61"></text:span></text:span><text:span text:style-name="_5f_BVS"><text:span text:style-name="T72"> </text:span></text:span><text:span text:style-name="_5f_pointillés_20_gris"><text:span text:style-name="T43"><text:tab/></text:span></text:span></text:p>
        </text:list-item>
        <text:list-item>
          <text:p text:style-name="P68"><text:span text:style-name="_5f_BVS"><text:span text:style-name="T46">5(</text:span></text:span><text:span text:style-name="_5f_BVS"><text:span text:style-name="T61">−</text:span></text:span><text:span text:style-name="_5f_BVS"><text:span text:style-name="T46">4</text:span></text:span><text:span text:style-name="_5f_BVS"><text:span text:style-name="T50">x</text:span></text:span><text:span text:style-name="_5f_BVS"><text:span text:style-name="T46">)</text:span></text:span><text:span text:style-name="_5f_BVS"><text:span text:style-name="T50"> </text:span></text:span><text:span text:style-name="_5f_Consigne"><text:span text:style-name="T34"></text:span></text:span><text:span text:style-name="_5f_BVS"><text:span text:style-name="T50"> </text:span></text:span><text:span text:style-name="_5f_BVS"><text:span text:style-name="T46">2(3</text:span></text:span><text:span text:style-name="_5f_BVS"><text:span text:style-name="T50">x</text:span></text:span><text:span text:style-name="_5f_BVS"><text:span text:style-name="T46">)</text:span></text:span><text:span text:style-name="_5f_BVS"><text:span text:style-name="T50"> </text:span></text:span><text:span text:style-name="_5f_BVS"><text:span text:style-name="T61"></text:span></text:span><text:span text:style-name="_5f_BVS"><text:span text:style-name="T72"> </text:span></text:span><text:span text:style-name="_5f_pointillés_20_gris"><text:span text:style-name="T43"><text:tab/></text:span></text:span></text:p>
        </text:list-item>
        <text:list-item>
          <text:p text:style-name="P69"><text:span text:style-name="_5f_BVS"><text:span text:style-name="T61">−</text:span></text:span><text:span text:style-name="_5f_BVS"><text:span text:style-name="T46">3</text:span></text:span><text:span text:style-name="_5f_BVS"><text:span text:style-name="T50">x</text:span></text:span><text:span text:style-name="_5f_BVS"><text:span text:style-name="T123">2</text:span></text:span><text:span text:style-name="_5f_BVS"><text:span text:style-name="T50"> </text:span></text:span><text:span text:style-name="_5f_Consigne"><text:span text:style-name="T34"></text:span></text:span><text:span text:style-name="_5f_BVS"><text:span text:style-name="T50"> </text:span></text:span><text:span text:style-name="_5f_BVS"><text:span text:style-name="T46">4</text:span></text:span><text:span text:style-name="_5f_BVS"><text:span text:style-name="T50">x</text:span></text:span><text:span text:style-name="_5f_BVS"><text:span text:style-name="T46">(</text:span></text:span><text:span text:style-name="_5f_BVS"><text:span text:style-name="T62">−</text:span></text:span><text:span text:style-name="_5f_BVS"><text:span text:style-name="T46">2</text:span></text:span><text:span text:style-name="_5f_BVS"><text:span text:style-name="T50">x</text:span></text:span><text:span text:style-name="_5f_BVS"><text:span text:style-name="T46">)</text:span></text:span><text:span text:style-name="_5f_BVS"><text:span text:style-name="T50"> </text:span></text:span><text:span text:style-name="_5f_BVS"><text:span text:style-name="T62"></text:span></text:span><text:span text:style-name="_5f_BVS"><text:span text:style-name="T72"> </text:span></text:span><text:span text:style-name="_5f_pointillés_20_gris"><text:span text:style-name="T44"><text:tab/></text:span></text:span></text:p>
        </text:list-item>
        <text:list-item>
          <text:p text:style-name="P69"><text:span text:style-name="_5f_BVS"><text:span text:style-name="T62">−</text:span></text:span><text:span text:style-name="_5f_BVS"><text:span text:style-name="T46">4</text:span></text:span><text:span text:style-name="_5f_BVS"><text:span text:style-name="T50">x</text:span></text:span><text:span text:style-name="_5f_BVS"><text:span text:style-name="T123">2</text:span></text:span><text:span text:style-name="_5f_BVS"><text:span text:style-name="T50"> </text:span></text:span><text:span text:style-name="_5f_Consigne"><text:span text:style-name="T34"></text:span></text:span><text:span text:style-name="_5f_BVS"><text:span text:style-name="T50"> </text:span></text:span><text:span text:style-name="_5f_BVS"><text:span text:style-name="T46">4</text:span></text:span><text:span text:style-name="_5f_BVS"><text:span text:style-name="T50">x </text:span></text:span><text:span text:style-name="_5f_BVS"><text:span text:style-name="T62">−</text:span></text:span><text:span text:style-name="_5f_BVS"><text:span text:style-name="T50"> </text:span></text:span><text:span text:style-name="_5f_BVS"><text:span text:style-name="T46">2</text:span></text:span><text:span text:style-name="_5f_BVS"><text:span text:style-name="T50">x </text:span></text:span><text:span text:style-name="_5f_BVS"><text:span text:style-name="T62"></text:span></text:span><text:span text:style-name="_5f_BVS"><text:span text:style-name="T72"> </text:span></text:span><text:span text:style-name="_5f_pointillés_20_gris"><text:span text:style-name="T44"><text:tab/></text:span></text:span></text:p>
        </text:list-item>
        <text:list-item>
          <text:p text:style-name="P69"><text:span text:style-name="_5f_BVS"><text:span text:style-name="T46">3(</text:span></text:span><text:span text:style-name="_5f_BVS"><text:span text:style-name="T62">−</text:span></text:span><text:span text:style-name="_5f_BVS"><text:span text:style-name="T46">2</text:span></text:span><text:span text:style-name="_5f_BVS"><text:span text:style-name="T50">x</text:span></text:span><text:span text:style-name="_5f_BVS"><text:span text:style-name="T126">2</text:span></text:span><text:span text:style-name="_5f_BVS"><text:span text:style-name="T46">)</text:span></text:span><text:span text:style-name="_5f_BVS"><text:span text:style-name="T50"> </text:span></text:span><text:span text:style-name="_5f_BVS"><text:span text:style-name="T62">−</text:span></text:span><text:span text:style-name="_5f_BVS"><text:span text:style-name="T69"> </text:span></text:span><text:span text:style-name="_5f_BVS"><text:span text:style-name="T46">7(</text:span></text:span><text:span text:style-name="_5f_BVS"><text:span text:style-name="T62">−</text:span></text:span><text:span text:style-name="_5f_BVS"><text:span text:style-name="T46">4</text:span></text:span><text:span text:style-name="_5f_BVS"><text:span text:style-name="T50">x</text:span></text:span><text:span text:style-name="_5f_BVS"><text:span text:style-name="T46">)</text:span></text:span><text:span text:style-name="_5f_BVS"><text:span text:style-name="T50"> </text:span></text:span><text:span text:style-name="_5f_Consigne"><text:span text:style-name="T34"></text:span></text:span><text:span text:style-name="_5f_BVS"><text:span text:style-name="T50"> </text:span></text:span><text:span text:style-name="_5f_BVS"><text:span text:style-name="T46">4(</text:span></text:span><text:span text:style-name="_5f_BVS"><text:span text:style-name="T62">−</text:span></text:span><text:span text:style-name="_5f_BVS"><text:span text:style-name="T46">2</text:span></text:span><text:span text:style-name="_5f_BVS"><text:span text:style-name="T50">x</text:span></text:span><text:span text:style-name="_5f_BVS"><text:span text:style-name="T126">2</text:span></text:span><text:span text:style-name="_5f_BVS"><text:span text:style-name="T46">)</text:span></text:span><text:span text:style-name="_5f_BVS"><text:span text:style-name="T50"> </text:span></text:span><text:span text:style-name="_5f_Consigne"><text:span text:style-name="T34"></text:span></text:span><text:span text:style-name="_5f_BVS"><text:span text:style-name="T50"> </text:span></text:span><text:span text:style-name="_5f_BVS"><text:span text:style-name="T46">5(</text:span></text:span><text:span text:style-name="_5f_BVS"><text:span text:style-name="T62">−</text:span></text:span><text:span text:style-name="_5f_BVS"><text:span text:style-name="T46">2</text:span></text:span><text:span text:style-name="_5f_BVS"><text:span text:style-name="T50">x</text:span></text:span><text:span text:style-name="_5f_BVS"><text:span text:style-name="T46">)</text:span></text:span></text:p>
        </text:list-item>
      </text:list>
      <text:p text:style-name="P52"><text:span text:style-name="_5f_pointillés_20_gris"><text:span text:style-name="T44"><text:tab/></text:span></text:span></text:p>
      <text:p text:style-name="P52"><text:span text:style-name="_5f_pointillés_20_gris"><text:span text:style-name="T44"><text:tab/></text:span></text:span></text:p>
      <text:list xml:id="list172245465374986" text:continue-list="list172243884880901" text:style-name="Num_5f_Exo">
        <text:list-item>
          <text:h text:style-name="P81" text:outline-level="1"> Réduis l’expression quand c’est possible.</text:h>
        </text:list-item>
      </text:list>
      <text:list xml:id="list172245387019280" text:continue-list="list172244869330430" text:style-name="liste_5f_abc">
        <text:list-item text:start-value="1">
          <text:p text:style-name="P66"><text:span text:style-name="_5f_BVS"><text:span text:style-name="T144">−</text:span></text:span><text:span text:style-name="_5f_BVS"><text:span text:style-name="T132">4</text:span></text:span><text:span text:style-name="_5f_BVS"><text:span text:style-name="T139">x</text:span></text:span><text:span text:style-name="_5f_BVS"><text:span text:style-name="T52"> </text:span></text:span><text:span text:style-name="_5f_BVS"><text:span text:style-name="T147">−</text:span></text:span><text:span text:style-name="_5f_BVS"><text:span text:style-name="T52"> </text:span></text:span><text:span text:style-name="_5f_BVS"><text:span text:style-name="T132">8</text:span></text:span><text:span text:style-name="_5f_BVS"><text:span text:style-name="T139">x</text:span></text:span><text:span text:style-name="_5f_BVS"><text:span text:style-name="T52"> </text:span></text:span><text:span text:style-name="_5f_Consigne"><text:span text:style-name="T19"></text:span></text:span><text:span text:style-name="_5f_BVS"><text:span text:style-name="T52"> </text:span></text:span><text:span text:style-name="_5f_BVS"><text:span text:style-name="T132">5</text:span></text:span><text:span text:style-name="_5f_BVS"><text:span text:style-name="T52"> </text:span></text:span><text:span text:style-name="_5f_BVS"><text:span text:style-name="T147"></text:span></text:span><text:span text:style-name="_5f_BVS"><text:span text:style-name="T27"> </text:span></text:span><text:span text:style-name="_5f_pointillés_20_gris"><text:span text:style-name="T40"><text:tab/></text:span></text:span></text:p>
        </text:list-item>
        <text:list-item>
          <text:p text:style-name="P69"><text:span text:style-name="_5f_BVS"><text:span text:style-name="T47">3</text:span></text:span><text:span text:style-name="_5f_BVS"><text:span text:style-name="T51">x</text:span></text:span><text:span text:style-name="_5f_BVS"><text:span text:style-name="T123">2</text:span></text:span><text:span text:style-name="_5f_BVS"><text:span text:style-name="T52"> </text:span></text:span><text:span text:style-name="_5f_BVS"><text:span text:style-name="T63">−</text:span></text:span><text:span text:style-name="_5f_BVS"><text:span text:style-name="T52"> </text:span></text:span><text:span text:style-name="_5f_BVS"><text:span text:style-name="T47">5</text:span></text:span><text:span text:style-name="_5f_BVS"><text:span text:style-name="T51">x</text:span></text:span><text:span text:style-name="_5f_BVS"><text:span text:style-name="T52"> </text:span></text:span><text:span text:style-name="_5f_Consigne"><text:span text:style-name="T35"></text:span></text:span><text:span text:style-name="_5f_BVS"><text:span text:style-name="T52"> </text:span></text:span><text:span text:style-name="_5f_BVS"><text:span text:style-name="T47">4</text:span></text:span><text:span text:style-name="_5f_BVS"><text:span text:style-name="T51">x</text:span></text:span><text:span text:style-name="_5f_BVS"><text:span text:style-name="T52"> </text:span></text:span><text:span text:style-name="_5f_BVS"><text:span text:style-name="T63"></text:span></text:span><text:span text:style-name="_5f_BVS"><text:span text:style-name="T72"> </text:span></text:span><text:span text:style-name="_5f_pointillés_20_gris"><text:span text:style-name="T41"><text:tab/></text:span></text:span></text:p>
        </text:list-item>
        <text:list-item>
          <text:p text:style-name="P68"><text:span text:style-name="T147">−</text:span><text:span text:style-name="T30">3</text:span><text:span text:style-name="T139">x</text:span><text:span text:style-name="_5f_BVS"><text:span text:style-name="T52"> </text:span></text:span><text:span text:style-name="_5f_Consigne"><text:span text:style-name="T19"></text:span></text:span><text:span text:style-name="_5f_BVS"><text:span text:style-name="T52"> </text:span></text:span><text:span text:style-name="T30">7</text:span><text:span text:style-name="T139">x</text:span><text:span text:style-name="_5f_BVS"><text:span text:style-name="T52"> </text:span></text:span><text:span text:style-name="_5f_Consigne"><text:span text:style-name="T19"></text:span></text:span><text:span text:style-name="_5f_BVS"><text:span text:style-name="T52"> </text:span></text:span><text:span text:style-name="T30">10</text:span><text:span text:style-name="T139">x</text:span><text:span text:style-name="_5f_BVS"><text:span text:style-name="T52"> </text:span></text:span><text:span text:style-name="T147"></text:span><text:span text:style-name="T27"> </text:span><text:span text:style-name="_5f_pointillés_20_gris"><text:span text:style-name="T40"><text:tab/></text:span></text:span></text:p>
        </text:list-item>
        <text:list-item>
          <text:p text:style-name="P68"><text:span text:style-name="T30">7</text:span><text:span text:style-name="_5f_BVS"><text:span text:style-name="T52"> </text:span></text:span><text:span text:style-name="T147">−</text:span><text:span text:style-name="_5f_BVS"><text:span text:style-name="T52"> </text:span></text:span><text:span text:style-name="T30">2</text:span><text:span text:style-name="T139">x</text:span><text:span text:style-name="_5f_BVS"><text:span text:style-name="T52"> </text:span></text:span><text:span text:style-name="_5f_Consigne"><text:span text:style-name="T19"></text:span></text:span><text:span text:style-name="_5f_BVS"><text:span text:style-name="T52"> </text:span></text:span><text:span text:style-name="T30">4</text:span><text:span text:style-name="T139">x</text:span><text:span text:style-name="_5f_BVS"><text:span text:style-name="T52"> </text:span></text:span><text:span text:style-name="T147"></text:span><text:span text:style-name="T27"> </text:span><text:span text:style-name="_5f_pointillés_20_gris"><text:span text:style-name="T40"><text:tab/></text:span></text:span></text:p>
        </text:list-item>
        <text:list-item>
          <text:p text:style-name="P69"><text:span text:style-name="T144">−</text:span><text:span text:style-name="T30">5</text:span><text:span text:style-name="T139">x</text:span><text:span text:style-name="T124">2</text:span><text:span text:style-name="_5f_BVS"><text:span text:style-name="T52"> </text:span></text:span><text:span text:style-name="T147">−</text:span><text:span text:style-name="_5f_BVS"><text:span text:style-name="T52"> </text:span></text:span><text:span text:style-name="T30">7</text:span><text:span text:style-name="T139">x</text:span><text:span text:style-name="T128">2</text:span><text:span text:style-name="_5f_BVS"><text:span text:style-name="T52"> </text:span></text:span><text:span text:style-name="_5f_Consigne"><text:span text:style-name="T19"></text:span></text:span><text:span text:style-name="_5f_BVS"><text:span text:style-name="T52"> </text:span></text:span><text:span text:style-name="T30">3</text:span><text:span text:style-name="T139">x</text:span><text:span text:style-name="T125">2</text:span><text:span text:style-name="_5f_BVS"><text:span text:style-name="T52"> </text:span></text:span><text:span text:style-name="T147"></text:span><text:span text:style-name="T27"> </text:span><text:span text:style-name="_5f_pointillés_20_gris"><text:span text:style-name="T40"><text:tab/></text:span></text:span></text:p>
        </text:list-item>
        <text:list-item>
          <text:p text:style-name="P69"><text:span text:style-name="T30">3</text:span><text:span text:style-name="T139">x</text:span><text:span text:style-name="_5f_BVS"><text:span text:style-name="T52"> </text:span></text:span><text:span text:style-name="_5f_Consigne"><text:span text:style-name="T19"></text:span></text:span><text:span text:style-name="_5f_BVS"><text:span text:style-name="T52"> </text:span></text:span><text:span text:style-name="T30">5</text:span><text:span text:style-name="_5f_BVS"><text:span text:style-name="T52"> </text:span></text:span><text:span text:style-name="_5f_Consigne"><text:span text:style-name="T19"></text:span></text:span><text:span text:style-name="_5f_BVS"><text:span text:style-name="T52"> </text:span></text:span><text:span text:style-name="T30">4</text:span><text:span text:style-name="T139">x</text:span><text:span text:style-name="T125">2</text:span><text:span text:style-name="_5f_BVS"><text:span text:style-name="T52"> </text:span></text:span><text:span text:style-name="T147"></text:span><text:span text:style-name="T27"> </text:span><text:span text:style-name="_5f_pointillés_20_gris"><text:span text:style-name="T40"><text:tab/></text:span></text:span></text:p>
        </text:list-item>
        <text:list-item>
          <text:p text:style-name="P68"><text:span text:style-name="_5f_BVS"><text:span text:style-name="T61">−</text:span></text:span><text:span text:style-name="_5f_BVS"><text:span text:style-name="T45">10</text:span></text:span><text:span text:style-name="_5f_BVS"><text:span text:style-name="T49">x</text:span></text:span><text:span text:style-name="_5f_BVS"><text:span text:style-name="T52"> </text:span></text:span><text:span text:style-name="_5f_BVS"><text:span text:style-name="T61">−</text:span></text:span><text:span text:style-name="_5f_BVS"><text:span text:style-name="T52"> </text:span></text:span><text:span text:style-name="_5f_BVS"><text:span text:style-name="T45">3</text:span></text:span><text:span text:style-name="_5f_BVS"><text:span text:style-name="T49">x</text:span></text:span><text:span text:style-name="_5f_BVS"><text:span text:style-name="T52"> </text:span></text:span><text:span text:style-name="_5f_BVS"><text:span text:style-name="T61">−</text:span></text:span><text:span text:style-name="_5f_BVS"><text:span text:style-name="T52"> </text:span></text:span><text:span text:style-name="_5f_BVS"><text:span text:style-name="T45">4</text:span></text:span><text:span text:style-name="_5f_BVS"><text:span text:style-name="T49">x</text:span></text:span><text:span text:style-name="_5f_BVS"><text:span text:style-name="T52"> </text:span></text:span><text:span text:style-name="_5f_BVS"><text:span text:style-name="T61"></text:span></text:span><text:span text:style-name="_5f_BVS"><text:span text:style-name="T72"> </text:span></text:span><text:span text:style-name="_5f_pointillés_20_gris"><text:span text:style-name="T44"><text:tab/></text:span></text:span></text:p>
        </text:list-item>
      </text:list>
      <text:list xml:id="list172244597361159" text:continue-list="list172245465374986" text:style-name="Num_5f_Exo">
        <text:list-item>
          <text:h text:style-name="P78" text:outline-level="1"><text:soft-page-break/> Réduis l’expression quand c’est possible.</text:h>
        </text:list-item>
      </text:list>
      <text:list xml:id="list172244360841588" text:continue-list="list172245387019280" text:style-name="liste_5f_abc">
        <text:list-item text:start-value="1">
          <text:p text:style-name="P67"><text:span text:style-name="_5f_BVS"><text:span text:style-name="T45">5</text:span></text:span><text:span text:style-name="_5f_BVS"><text:span text:style-name="T49">x</text:span></text:span><text:span text:style-name="_5f_BVS"><text:span text:style-name="T52"> </text:span></text:span><text:span text:style-name="_5f_Consigne"><text:span text:style-name="T35"></text:span></text:span><text:span text:style-name="_5f_BVS"><text:span text:style-name="T52"> </text:span></text:span><text:span text:style-name="_5f_BVS"><text:span text:style-name="T45">3</text:span></text:span><text:span text:style-name="_5f_BVS"><text:span text:style-name="T52"> </text:span></text:span><text:span text:style-name="_5f_Consigne"><text:span text:style-name="T35"></text:span></text:span><text:span text:style-name="_5f_BVS"><text:span text:style-name="T52"> </text:span></text:span><text:span text:style-name="_5f_BVS"><text:span text:style-name="T45">2</text:span></text:span><text:span text:style-name="_5f_BVS"><text:span text:style-name="T49">x</text:span></text:span><text:span text:style-name="_5f_BVS"><text:span text:style-name="T52"> </text:span></text:span><text:span text:style-name="_5f_BVS"><text:span text:style-name="T61">−</text:span></text:span><text:span text:style-name="_5f_BVS"><text:span text:style-name="T52"> </text:span></text:span><text:span text:style-name="_5f_BVS"><text:span text:style-name="T45">6</text:span></text:span><text:span text:style-name="_5f_BVS"><text:span text:style-name="T52"> </text:span></text:span><text:span text:style-name="_5f_Symbole"><text:span text:style-name="T79">=</text:span></text:span><text:span text:style-name="_5f_BVS"><text:span text:style-name="T72"> </text:span></text:span><text:span text:style-name="_5f_pointillés_20_gris"><text:span text:style-name="T43"><text:tab/></text:span></text:span></text:p>
        </text:list-item>
        <text:list-item>
          <text:p text:style-name="P69"><text:span text:style-name="_5f_BVS"><text:span text:style-name="T162">−</text:span></text:span><text:span text:style-name="_5f_BVS"><text:span text:style-name="T158">2</text:span></text:span><text:span text:style-name="_5f_variables"><text:span text:style-name="T159">x</text:span></text:span><text:span text:style-name="_5f_BVS"><text:span text:style-name="T158"> </text:span></text:span><text:span text:style-name="_5f_BVS"><text:span text:style-name="T161">−</text:span></text:span><text:span text:style-name="_5f_BVS"><text:span text:style-name="T158"> 5</text:span></text:span><text:span text:style-name="_5f_variables"><text:span text:style-name="T159">x</text:span></text:span><text:span text:style-name="_5f_BVS"><text:span text:style-name="T158"> </text:span></text:span><text:span text:style-name="_5f_Consigne"><text:span text:style-name="T160"></text:span></text:span><text:span text:style-name="_5f_BVS"><text:span text:style-name="T158"> 3</text:span></text:span><text:span text:style-name="_5f_variables"><text:span text:style-name="T159">x</text:span></text:span><text:span text:style-name="_5f_variables"><text:span text:style-name="T130">2</text:span></text:span><text:span text:style-name="_5f_BVS"><text:span text:style-name="T158"> </text:span></text:span><text:span text:style-name="_5f_Consigne"><text:span text:style-name="T160"></text:span></text:span><text:span text:style-name="_5f_BVS"><text:span text:style-name="T158"> 5</text:span></text:span><text:span text:style-name="_5f_variables"><text:span text:style-name="T159">x</text:span></text:span><text:span text:style-name="_5f_variables"><text:span text:style-name="T130">2</text:span></text:span><text:span text:style-name="_5f_BVS"><text:span text:style-name="T158"> </text:span></text:span><text:span text:style-name="_5f_Symbole"><text:span text:style-name="T163">=</text:span></text:span><text:span text:style-name="_5f_pointillés_20_gris"><text:span text:style-name="T157"> <text:tab/></text:span></text:span></text:p>
        </text:list-item>
        <text:list-item>
          <text:p text:style-name="P69"><text:span text:style-name="_5f_BVS"><text:span text:style-name="T61">−</text:span></text:span><text:span text:style-name="_5f_BVS"><text:span text:style-name="T45">5</text:span></text:span><text:span text:style-name="_5f_BVS"><text:span text:style-name="T49">x</text:span></text:span><text:span text:style-name="_5f_BVS"><text:span text:style-name="T123">2</text:span></text:span><text:span text:style-name="_5f_BVS"><text:span text:style-name="T52"> </text:span></text:span><text:span text:style-name="_5f_Consigne"><text:span text:style-name="T35"></text:span></text:span><text:span text:style-name="_5f_BVS"><text:span text:style-name="T52"> </text:span></text:span><text:span text:style-name="_5f_BVS"><text:span text:style-name="T45">3</text:span></text:span><text:span text:style-name="_5f_BVS"><text:span text:style-name="T52"> </text:span></text:span><text:span text:style-name="_5f_Consigne"><text:span text:style-name="T35"></text:span></text:span><text:span text:style-name="_5f_BVS"><text:span text:style-name="T52"> </text:span></text:span><text:span text:style-name="_5f_BVS"><text:span text:style-name="T45">8</text:span></text:span><text:span text:style-name="_5f_BVS"><text:span text:style-name="T49">x</text:span></text:span><text:span text:style-name="_5f_BVS"><text:span text:style-name="T123">2</text:span></text:span><text:span text:style-name="_5f_BVS"><text:span text:style-name="T52"> </text:span></text:span><text:span text:style-name="_5f_BVS"><text:span text:style-name="T61">−</text:span></text:span><text:span text:style-name="_5f_BVS"><text:span text:style-name="T52"> </text:span></text:span><text:span text:style-name="_5f_BVS"><text:span text:style-name="T45">9</text:span></text:span><text:span text:style-name="_5f_BVS"><text:span text:style-name="T52"> </text:span></text:span><text:span text:style-name="_5f_Symbole"><text:span text:style-name="T79">=</text:span></text:span><text:span text:style-name="_5f_BVS"><text:span text:style-name="T72"> </text:span></text:span><text:span text:style-name="_5f_pointillés_20_gris"><text:span text:style-name="T43"><text:tab/></text:span></text:span></text:p>
        </text:list-item>
        <text:list-item>
          <text:p text:style-name="P70"><text:span text:style-name="_5f_BVS"><text:span text:style-name="T61">−</text:span></text:span><text:span text:style-name="_5f_BVS"><text:span text:style-name="T45">5</text:span></text:span><text:span text:style-name="_5f_BVS"><text:span text:style-name="T49">x</text:span></text:span><text:span text:style-name="_5f_BVS"><text:span text:style-name="T52"> </text:span></text:span><text:span text:style-name="_5f_Consigne"><text:span text:style-name="T35"></text:span></text:span><text:span text:style-name="_5f_BVS"><text:span text:style-name="T52"> </text:span></text:span><text:span text:style-name="_5f_BVS"><text:span text:style-name="T45">3</text:span></text:span><text:span text:style-name="_5f_BVS"><text:span text:style-name="T61">−</text:span></text:span><text:span text:style-name="_5f_BVS"><text:span text:style-name="T49">x</text:span></text:span><text:span text:style-name="_5f_BVS"><text:span text:style-name="T52"> </text:span></text:span><text:span text:style-name="_5f_Consigne"><text:span text:style-name="T35"></text:span></text:span><text:span text:style-name="_5f_BVS"><text:span text:style-name="T52"> </text:span></text:span><text:span text:style-name="_5f_BVS"><text:span text:style-name="T45">2</text:span></text:span><text:span text:style-name="_5f_BVS"><text:span text:style-name="T52"> </text:span></text:span><text:span text:style-name="_5f_Symbole"><text:span text:style-name="T79">=</text:span></text:span><text:span text:style-name="_5f_BVS"><text:span text:style-name="T72"> </text:span></text:span><text:span text:style-name="_5f_pointillés_20_gris"><text:span text:style-name="T43"><text:tab/></text:span></text:span></text:p>
        </text:list-item>
        <text:list-item>
          <text:p text:style-name="P69"><text:span text:style-name="_5f_BVS"><text:span text:style-name="T45">6</text:span></text:span><text:span text:style-name="_5f_BVS"><text:span text:style-name="T49">x</text:span></text:span><text:span text:style-name="_5f_BVS"><text:span text:style-name="T123">2</text:span></text:span><text:span text:style-name="_5f_BVS"><text:span text:style-name="T52"> </text:span></text:span><text:span text:style-name="_5f_Consigne"><text:span text:style-name="T35"></text:span></text:span><text:span text:style-name="_5f_BVS"><text:span text:style-name="T52"> </text:span></text:span><text:span text:style-name="_5f_BVS"><text:span text:style-name="T45">2</text:span></text:span><text:span text:style-name="_5f_BVS"><text:span text:style-name="T49">x</text:span></text:span><text:span text:style-name="_5f_BVS"><text:span text:style-name="T52"> </text:span></text:span><text:span text:style-name="_5f_BVS"><text:span text:style-name="T61">−</text:span></text:span><text:span text:style-name="_5f_BVS"><text:span text:style-name="T52"> </text:span></text:span><text:span text:style-name="_5f_BVS"><text:span text:style-name="T49">x</text:span></text:span><text:span text:style-name="_5f_BVS"><text:span text:style-name="T52"> </text:span></text:span><text:span text:style-name="_5f_Consigne"><text:span text:style-name="T35"></text:span></text:span><text:span text:style-name="_5f_BVS"><text:span text:style-name="T52"> </text:span></text:span><text:span text:style-name="_5f_BVS"><text:span text:style-name="T49">x</text:span></text:span><text:span text:style-name="_5f_BVS"><text:span text:style-name="T123">2</text:span></text:span><text:span text:style-name="_5f_BVS"><text:span text:style-name="T52"> </text:span></text:span><text:span text:style-name="_5f_Consigne"><text:span text:style-name="T35"></text:span></text:span><text:span text:style-name="_5f_BVS"><text:span text:style-name="T52"> </text:span></text:span><text:span text:style-name="_5f_BVS"><text:span text:style-name="T45">0</text:span></text:span><text:span text:style-name="_5f_BVS"><text:span text:style-name="T49">x</text:span></text:span><text:span text:style-name="_5f_BVS"><text:span text:style-name="T52"> </text:span></text:span><text:span text:style-name="_5f_BVS"><text:span text:style-name="T61">−</text:span></text:span><text:span text:style-name="_5f_BVS"><text:span text:style-name="T52"> </text:span></text:span><text:span text:style-name="_5f_BVS"><text:span text:style-name="T45">4</text:span></text:span><text:span text:style-name="_5f_BVS"><text:span text:style-name="T49">x</text:span></text:span><text:span text:style-name="_5f_BVS"><text:span text:style-name="T123">2</text:span></text:span><text:span text:style-name="_5f_BVS"><text:span text:style-name="T52"> </text:span></text:span><text:span text:style-name="_5f_Symbole"><text:span text:style-name="T79">=</text:span></text:span><text:span text:style-name="_5f_BVS"><text:span text:style-name="T72"> </text:span></text:span><text:span text:style-name="_5f_pointillés_20_gris"><text:span text:style-name="T43"><text:tab/></text:span></text:span></text:p>
        </text:list-item>
      </text:list>
      <text:list xml:id="list172244573423694" text:continue-list="list172244597361159" text:style-name="Num_5f_Exo">
        <text:list-item>
          <text:h text:style-name="P58" text:outline-level="1"><text:span text:style-name="_5f_variable"> </text:span><text:span text:style-name="_5f_variable"><text:span text:style-name="T23">Réduis chaque expression.</text:span></text:span></text:h>
        </text:list-item>
      </text:list>
      <text:section text:style-name="Sect2" text:name="Section6">
        <text:p text:style-name="P32">A<text:span text:style-name="T23"> </text:span><text:span text:style-name="_5f_Symbole"><text:span text:style-name="T80">=</text:span></text:span><text:span text:style-name="T23"> </text:span><text:span text:style-name="_5f_variable"><text:span text:style-name="T24">2</text:span></text:span><text:span text:style-name="_5f_variable"><text:span text:style-name="T6">x</text:span></text:span><text:span text:style-name="_5f_variable"><text:span text:style-name="T28"> </text:span></text:span><text:span text:style-name="_5f_variable"><text:span text:style-name="T142"></text:span></text:span><text:span text:style-name="_5f_variable"><text:span text:style-name="T29"> </text:span></text:span><text:span text:style-name="_5f_variable"><text:span text:style-name="T24">6</text:span></text:span><text:span text:style-name="_5f_variable"><text:span text:style-name="T6">x</text:span></text:span><text:span text:style-name="_5f_variable"><text:span text:style-name="T24"> </text:span></text:span><text:span text:style-name="_5f_variable"><text:span text:style-name="T14">−</text:span></text:span> 5<text:span text:style-name="_5f_variable"><text:span text:style-name="T4">x</text:span></text:span></text:p>
        <text:p text:style-name="P30"><text:span text:style-name="_5f_pointillés_20_gris"><text:span text:style-name="T40"><text:tab/></text:span></text:span></text:p>
        <text:p text:style-name="P31"><text:span text:style-name="_5f_pointillés_20_gris"><text:span text:style-name="T152"><text:tab/></text:span></text:span></text:p>
        <text:p text:style-name="P49">B <text:span text:style-name="_5f_Symbole"><text:span text:style-name="T80">=</text:span></text:span> 5<text:span text:style-name="_5f_variable"><text:span text:style-name="T4">x</text:span></text:span><text:span text:style-name="T11">2</text:span><text:span text:style-name="T32"> </text:span><text:span text:style-name="_5f_variable"><text:span text:style-name="T59"></text:span></text:span><text:span text:style-name="T32"> 3</text:span><text:span text:style-name="_5f_variable"><text:span text:style-name="T38">x</text:span></text:span><text:span text:style-name="_5f_variable"><text:span text:style-name="T129">2</text:span></text:span><text:span text:style-name="T32"> </text:span></text:p>
        <text:p text:style-name="P30"><text:span text:style-name="_5f_pointillés_20_gris"><text:span text:style-name="T40"><text:tab/></text:span></text:span></text:p>
        <text:p text:style-name="P30"><text:span text:style-name="_5f_pointillés_20_gris"><text:span text:style-name="T40"><text:tab/></text:span></text:span></text:p>
        <text:p text:style-name="P46"><text:span text:style-name="T122">C</text:span> <text:span text:style-name="_5f_Symbole"><text:span text:style-name="T80">=</text:span></text:span> <text:span text:style-name="_5f_variable"><text:span text:style-name="T38">a</text:span></text:span><text:span text:style-name="T11">2</text:span><text:span text:style-name="T32"> </text:span><text:span text:style-name="T36">−</text:span><text:span text:style-name="T32"> 5</text:span><text:span text:style-name="_5f_variable"><text:span text:style-name="T38">a</text:span></text:span><text:span text:style-name="T11">2</text:span><text:span text:style-name="T32"> </text:span><text:span text:style-name="T58"></text:span><text:span text:style-name="T32"> 2</text:span><text:span text:style-name="_5f_variable"><text:span text:style-name="T38">a</text:span></text:span><text:span text:style-name="T11">2</text:span><text:span text:style-name="T32"> </text:span></text:p>
        <text:p text:style-name="P30"><text:span text:style-name="_5f_pointillés_20_gris"><text:span text:style-name="T40"><text:tab/></text:span></text:span></text:p>
        <text:p text:style-name="P31"><text:span text:style-name="_5f_pointillés_20_gris"><text:span text:style-name="T151"><text:tab/></text:span></text:span></text:p>
        <text:p text:style-name="P28"><text:span text:style-name="T121">D</text:span><text:span text:style-name="T32"> </text:span><text:span text:style-name="_5f_Symbole"><text:span text:style-name="T80">=</text:span></text:span><text:span text:style-name="T32"><draw:frame draw:style-name="fr4" draw:name="Objet7" text:anchor-type="as-char" svg:width="1.746cm" svg:height="0.873cm" draw:z-index="11"><draw:object xlink:href="./Object 1" xlink:type="simple" xlink:show="embed" xlink:actuate="onLoad"/><draw:image xlink:href="./ObjectReplacements/Object 1" xlink:type="simple" xlink:show="embed" xlink:actuate="onLoad"/><svg:desc>formule</svg:desc></draw:frame></text:span></text:p>
        <text:p text:style-name="P30"><text:span text:style-name="_5f_pointillés_20_gris"><text:span text:style-name="T40"><text:tab/></text:span></text:span></text:p>
        <text:p text:style-name="P30"><text:span text:style-name="_5f_pointillés_20_gris"><text:span text:style-name="T40"><text:tab/></text:span></text:span></text:p>
        <text:p text:style-name="P46"><text:span text:style-name="T121">E</text:span><text:span text:style-name="T32"> </text:span><text:span text:style-name="_5f_Symbole"><text:span text:style-name="T80">=</text:span></text:span><text:span text:style-name="T32"><draw:frame draw:style-name="fr4" draw:name="Objet8" text:anchor-type="as-char" svg:width="2.397cm" svg:height="0.873cm" draw:z-index="12"><draw:object xlink:href="./Object 2" xlink:type="simple" xlink:show="embed" xlink:actuate="onLoad"/><draw:image xlink:href="./ObjectReplacements/Object 2" xlink:type="simple" xlink:show="embed" xlink:actuate="onLoad"/><svg:desc>formule</svg:desc></draw:frame></text:span></text:p>
        <text:p text:style-name="P31"><text:span text:style-name="_5f_pointillés_20_gris"><text:span text:style-name="T151"><text:tab/></text:span></text:span></text:p>
        <text:p text:style-name="P31"><text:span text:style-name="_5f_pointillés_20_gris"><text:span text:style-name="T151"><text:tab/></text:span></text:span></text:p>
        <text:p text:style-name="P31"><text:span text:style-name="_5f_pointillés_20_gris"><text:span text:style-name="T151"><text:tab/></text:span></text:span></text:p>
        <text:p text:style-name="P30"><text:span text:style-name="_5f_pointillés_20_gris"><text:span text:style-name="T40"><text:tab/></text:span></text:span></text:p>
      </text:section>
      <text:list xml:id="list172245547237703" text:continue-numbering="true" text:style-name="Num_5f_Exo">
        <text:list-item>
          <text:h text:style-name="P59" text:outline-level="1"> <text:span text:style-name="T166">Regroupe les termes qui ont un facteur commun autre que 1 puis réduis l’expression.</text:span></text:h>
        </text:list-item>
      </text:list>
      <text:p text:style-name="P43">A <text:span text:style-name="_5f_Symbole"><text:span text:style-name="T80">=</text:span></text:span> 5<text:span text:style-name="_5f_variable"><text:span text:style-name="T4">x</text:span></text:span> <text:span text:style-name="T15">−</text:span> 4 <text:span text:style-name="T140"></text:span> 7<text:span text:style-name="_5f_variable"><text:span text:style-name="T4">x</text:span></text:span> <text:span text:style-name="T15">−</text:span> 8<text:span text:style-name="_5f_variable"><text:span text:style-name="T4">x</text:span></text:span> <text:span text:style-name="T140"></text:span> 6</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50">B <text:span text:style-name="_5f_Symbole"><text:span text:style-name="T80">=</text:span></text:span> <text:span text:style-name="T15">−</text:span>4<text:span text:style-name="_5f_variable"><text:span text:style-name="T4">y</text:span></text:span> <text:span text:style-name="T140"></text:span> 5 <text:span text:style-name="T15">−</text:span> 2<text:span text:style-name="_5f_variable"><text:span text:style-name="T4">y</text:span></text:span><text:span text:style-name="T11">2</text:span><text:span text:style-name="T32"> </text:span><text:span text:style-name="T58"></text:span><text:span text:style-name="T32"> </text:span><text:span text:style-name="_5f_variable"><text:span text:style-name="T38">y</text:span></text:span><text:span text:style-name="T32"> </text:span><text:span text:style-name="T36">−</text:span><text:span text:style-name="T32"> 8</text:span><text:span text:style-name="_5f_variable"><text:span text:style-name="T38">y</text:span></text:span><text:span text:style-name="T11">2</text:span><text:span text:style-name="T32"> </text:span><text:span text:style-name="T36">−</text:span><text:span text:style-name="T32"> 3</text:span><text:span text:style-name="_5f_variable"><text:span text:style-name="T38">y</text:span></text:span><text:span text:style-name="T32"> </text:span><text:span text:style-name="T36">−</text:span> 11</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51"><text:span text:style-name="T156">C</text:span> <text:span text:style-name="_5f_Symbole"><text:span text:style-name="T80">=</text:span></text:span> <text:span text:style-name="T156">5 </text:span><text:span text:style-name="T16">−</text:span><text:span text:style-name="T156"> 25</text:span><text:span text:style-name="_5f_variables"><text:span text:style-name="T5">x</text:span></text:span><text:span text:style-name="_5f_variables"><text:span text:style-name="T129">2</text:span></text:span><text:span text:style-name="T156"> </text:span><text:span text:style-name="T141"></text:span><text:span text:style-name="T156"> 3</text:span><text:span text:style-name="_5f_variables"><text:span text:style-name="T5">y</text:span></text:span><text:span text:style-name="T156"> </text:span><text:span text:style-name="T16">−</text:span><text:span text:style-name="T156"> 5</text:span><text:span text:style-name="_5f_variables"><text:span text:style-name="T5">x</text:span></text:span><text:span text:style-name="T156"> </text:span><text:span text:style-name="T16">−</text:span><text:span text:style-name="T156"> 7</text:span><text:span text:style-name="_5f_variables"><text:span text:style-name="T5">y </text:span></text:span><text:span text:style-name="_5f_variables"><text:span text:style-name="T143"></text:span></text:span><text:span text:style-name="T156"> 4</text:span><text:span text:style-name="_5f_variables"><text:span text:style-name="T5">x</text:span></text:span><text:span text:style-name="_5f_variables"><text:span text:style-name="T129">2</text:span></text:span></text:p>
      <text:p text:style-name="P37"><text:span text:style-name="_5f_pointillés_20_gris"><text:span text:style-name="T40"><text:tab/></text:span></text:span></text:p>
      <text:p text:style-name="P37"><text:span text:style-name="_5f_pointillés_20_gris"><text:span text:style-name="T40"><text:tab/></text:span></text:span></text:p>
      <text:p text:style-name="P37"><text:span text:style-name="_5f_pointillés_20_gris"><text:span text:style-name="T40"><text:tab/></text:span></text:span></text:p>
      <text:p text:style-name="P37"><text:span text:style-name="_5f_pointillés_20_gris"><text:span text:style-name="T40"><text:tab/></text:span></text:span></text:p>
      <text:list xml:id="list172244003545962" text:continue-numbering="true" text:style-name="Num_5f_Exo">
        <text:list-item>
          <text:h text:style-name="P60" text:outline-level="1"> Réduis les expressions suivantes.</text:h>
        </text:list-item>
      </text:list>
      <text:p text:style-name="P26"><text:span text:style-name="T78">D</text:span><text:span text:style-name="T32"> </text:span><text:span text:style-name="_5f_Symbole"><text:span text:style-name="T80">=</text:span></text:span><text:span text:style-name="T32"> </text:span><text:span text:style-name="T36">−</text:span>3<text:span text:style-name="_5f_variable"><text:span text:style-name="T4">x</text:span></text:span> <text:span text:style-name="T140"></text:span> 5<text:span text:style-name="T22"> </text:span><text:span text:style-name="T15">−</text:span><text:span text:style-name="T22"> </text:span>7<text:span text:style-name="_5f_variable"><text:span text:style-name="T4">x</text:span></text:span> <text:span text:style-name="T140"></text:span> 2<text:span text:style-name="_5f_variable"><text:span text:style-name="T4">x</text:span></text:span> <text:span text:style-name="T15">−</text:span> 6<text:span text:style-name="_5f_variable"><text:span text:style-name="T4">x</text:span></text:span> <text:span text:style-name="T15">−</text:span> 6</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45"><text:span text:style-name="T164">E</text:span> <text:span text:style-name="_5f_Symbole"><text:span text:style-name="T80">=</text:span></text:span> 4<text:span text:style-name="_5f_variable"><text:span text:style-name="T136">x</text:span></text:span> <text:span text:style-name="T15">−</text:span> 5 <text:span text:style-name="T140"></text:span> 6<text:span text:style-name="_5f_variable"><text:span text:style-name="T136">x</text:span></text:span><text:span text:style-name="_5f_variable"><text:span text:style-name="T127">2</text:span></text:span><text:span text:style-name="T32"> </text:span><text:span text:style-name="T58"></text:span><text:span text:style-name="T32"> 4 </text:span><text:span text:style-name="T36">−</text:span> 2<text:span text:style-name="_5f_variable"><text:span text:style-name="T136">x</text:span></text:span><text:span text:style-name="_5f_variable"><text:span text:style-name="T127">2</text:span></text:span><text:span text:style-name="T32"> </text:span><text:span text:style-name="T36">−</text:span> <text:span text:style-name="_5f_variable"><text:span text:style-name="T136">x</text:span></text:span> <text:span text:style-name="T140"></text:span> <text:span text:style-name="_5f_variable"><text:span text:style-name="T136">x</text:span></text:span><text:span text:style-name="_5f_variable"><text:span text:style-name="T127">2</text:span></text:span><text:span text:style-name="T32"> </text:span><text:span text:style-name="T36">−</text:span> 7<text:span text:style-name="_5f_variable"><text:span text:style-name="T136">x</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p text:style-name="P33"><text:span text:style-name="_5f_pointillés_20_gris"><text:span text:style-name="T40"><text:tab/></text:span></text:span></text:p>
      <text:list xml:id="list172245386741795" text:continue-numbering="true" text:style-name="Num_5f_Exo">
        <text:list-item>
          <text:h text:style-name="P61" text:outline-level="1"> <text:span text:style-name="T134">Calcule puis r</text:span>éduis les expressions suivantes.</text:h>
        </text:list-item>
      </text:list>
      <text:p text:style-name="P46"><text:span text:style-name="T77">F</text:span><text:span text:style-name="T73"> </text:span><text:span text:style-name="_5f_Symbole"><text:span text:style-name="T81">=</text:span></text:span><text:span text:style-name="T73"> </text:span><text:span text:style-name="_5f_BVS"><text:span text:style-name="T74">3</text:span></text:span><text:span text:style-name="_5f_BVS"><text:span text:style-name="T53">x</text:span></text:span><text:span text:style-name="_5f_BVS"><text:span text:style-name="T54"> </text:span></text:span><text:span text:style-name="_5f_BVS"><text:span text:style-name="T64">×</text:span></text:span><text:span text:style-name="_5f_BVS"><text:span text:style-name="T54"> </text:span></text:span><text:span text:style-name="_5f_BVS"><text:span text:style-name="T74">(4</text:span></text:span><text:span text:style-name="_5f_BVS"><text:span text:style-name="T54"> </text:span></text:span><text:span text:style-name="_5f_BVS"><text:span text:style-name="T64">×</text:span></text:span><text:span text:style-name="_5f_BVS"><text:span text:style-name="T54"> </text:span></text:span><text:span text:style-name="_5f_BVS"><text:span text:style-name="T53">x</text:span></text:span><text:span text:style-name="_5f_BVS"><text:span text:style-name="T74">)</text:span></text:span><text:span text:style-name="_5f_BVS"><text:span text:style-name="T54"> </text:span></text:span><text:span text:style-name="_5f_Consigne"><text:span text:style-name="T37"></text:span></text:span><text:span text:style-name="_5f_BVS"><text:span text:style-name="T54"> </text:span></text:span><text:span text:style-name="_5f_BVS"><text:span text:style-name="T75">(</text:span></text:span><text:span text:style-name="_5f_BVS"><text:span text:style-name="T64">−</text:span></text:span><text:span text:style-name="_5f_BVS"><text:span text:style-name="T53">x</text:span></text:span><text:span text:style-name="_5f_BVS"><text:span text:style-name="T76">) </text:span></text:span><text:span text:style-name="_5f_BVS"><text:span text:style-name="T64">×</text:span></text:span><text:span text:style-name="_5f_BVS"><text:span text:style-name="T76"> </text:span></text:span><text:span text:style-name="_5f_BVS"><text:span text:style-name="T74">(</text:span></text:span><text:span text:style-name="_5f_BVS"><text:span text:style-name="T64">−</text:span></text:span><text:span text:style-name="_5f_BVS"><text:span text:style-name="T74">2)</text:span></text:span><text:span text:style-name="_5f_BVS"><text:span text:style-name="T54"> </text:span></text:span><text:span text:style-name="_5f_Consigne"><text:span text:style-name="T37"></text:span></text:span><text:span text:style-name="_5f_BVS"><text:span text:style-name="T54"> </text:span></text:span><text:span text:style-name="_5f_BVS"><text:span text:style-name="T74">5</text:span></text:span><text:span text:style-name="_5f_BVS"><text:span text:style-name="T54"> </text:span></text:span><text:span text:style-name="_5f_BVS"><text:span text:style-name="T64">×</text:span></text:span><text:span text:style-name="_5f_BVS"><text:span text:style-name="T54"> </text:span></text:span><text:span text:style-name="_5f_BVS"><text:span text:style-name="T74">4</text:span></text:span><text:span text:style-name="_5f_BVS"><text:span text:style-name="T53">x</text:span></text:span><text:span text:style-name="_5f_BVS"><text:span text:style-name="T54"> </text:span></text:span><text:span text:style-name="_5f_Consigne"><text:span text:style-name="T37"></text:span></text:span><text:span text:style-name="_5f_BVS"><text:span text:style-name="T54"> </text:span></text:span><text:span text:style-name="_5f_BVS"><text:span text:style-name="T74">5</text:span></text:span><text:span text:style-name="_5f_BVS"><text:span text:style-name="T76"> </text:span></text:span><text:span text:style-name="_5f_BVS"><text:span text:style-name="T64">×</text:span></text:span><text:span text:style-name="_5f_BVS"><text:span text:style-name="T76"> </text:span></text:span><text:span text:style-name="_5f_BVS"><text:span text:style-name="T74">(</text:span></text:span><text:span text:style-name="_5f_BVS"><text:span text:style-name="T64">−</text:span></text:span><text:span text:style-name="_5f_BVS"><text:span text:style-name="T74">2)</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44"><text:span text:style-name="_5f_BVS"><text:span text:style-name="T134">G</text:span></text:span> <text:span text:style-name="_5f_Symbole"><text:span text:style-name="T80">=</text:span></text:span> <text:span text:style-name="_5f_BVS"><text:span text:style-name="T134">4</text:span></text:span><text:span text:style-name="_5f_BVS"><text:span text:style-name="T137">x</text:span></text:span><text:span text:style-name="_5f_BVS"><text:span text:style-name="T52"> </text:span></text:span><text:span text:style-name="_5f_BVS"><text:span text:style-name="T149">×</text:span></text:span><text:span text:style-name="_5f_BVS"><text:span text:style-name="T52"> </text:span></text:span><text:span text:style-name="_5f_BVS"><text:span text:style-name="T134">(2</text:span></text:span><text:span text:style-name="_5f_BVS"><text:span text:style-name="T137">x</text:span></text:span><text:span text:style-name="_5f_BVS"><text:span text:style-name="T134">)</text:span></text:span><text:span text:style-name="_5f_BVS"><text:span text:style-name="T52"> </text:span></text:span><text:span text:style-name="_5f_Consigne"><text:span text:style-name="T35"></text:span></text:span><text:span text:style-name="_5f_BVS"><text:span text:style-name="T52"> </text:span></text:span><text:span text:style-name="_5f_BVS"><text:span text:style-name="T134">4</text:span></text:span><text:span text:style-name="_5f_BVS"><text:span text:style-name="T137">x</text:span></text:span><text:span text:style-name="_5f_BVS"><text:span text:style-name="T52"> </text:span></text:span><text:span text:style-name="_5f_BVS"><text:span text:style-name="T149">×</text:span></text:span><text:span text:style-name="_5f_BVS"><text:span text:style-name="T52"> </text:span></text:span><text:span text:style-name="_5f_BVS"><text:span text:style-name="T134">(</text:span></text:span><text:span text:style-name="_5f_BVS"><text:span text:style-name="T149">−</text:span></text:span><text:span text:style-name="_5f_BVS"><text:span text:style-name="T134">1)</text:span></text:span><text:span text:style-name="_5f_Consigne"><text:span text:style-name="T68"> </text:span></text:span><text:span text:style-name="_5f_BVS"><text:span text:style-name="T149">−</text:span></text:span><text:span text:style-name="_5f_Consigne"><text:span text:style-name="T68"> </text:span></text:span><text:span text:style-name="_5f_BVS"><text:span text:style-name="T134">2</text:span></text:span><text:span text:style-name="_5f_BVS"><text:span text:style-name="T52"> </text:span></text:span><text:span text:style-name="_5f_BVS"><text:span text:style-name="T149">×</text:span></text:span><text:span text:style-name="_5f_BVS"><text:span text:style-name="T52"> </text:span></text:span><text:span text:style-name="_5f_BVS"><text:span text:style-name="T134">2</text:span></text:span><text:span text:style-name="_5f_BVS"><text:span text:style-name="T137">x</text:span></text:span><text:span text:style-name="_5f_Consigne"><text:span text:style-name="T68"> </text:span></text:span><text:span text:style-name="_5f_BVS"><text:span text:style-name="T149">−</text:span></text:span><text:span text:style-name="_5f_Consigne"><text:span text:style-name="T68"> </text:span></text:span><text:span text:style-name="_5f_BVS"><text:span text:style-name="T134">2</text:span></text:span><text:span text:style-name="_5f_BVS"><text:span text:style-name="T52"> </text:span></text:span><text:span text:style-name="_5f_BVS"><text:span text:style-name="T149">×</text:span></text:span><text:span text:style-name="_5f_BVS"><text:span text:style-name="T52"> </text:span></text:span><text:span text:style-name="_5f_BVS"><text:span text:style-name="T134">(</text:span></text:span><text:span text:style-name="_5f_BVS"><text:span text:style-name="T149">−</text:span></text:span><text:span text:style-name="_5f_BVS"><text:span text:style-name="T134">1)</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54"><text:span text:style-name="T155">H</text:span><text:span text:style-name="_5f_BVS"><text:span text:style-name="T57"> </text:span></text:span><text:span text:style-name="_5f_Symbole"><text:span text:style-name="T82">=</text:span></text:span><text:span text:style-name="_5f_BVS"><text:span text:style-name="T57"> </text:span></text:span><text:span text:style-name="T83">7</text:span><text:span text:style-name="_5f_BVS"><text:span text:style-name="T57"> </text:span></text:span><text:span text:style-name="T65">×</text:span><text:span text:style-name="_5f_BVS"><text:span text:style-name="T57"> </text:span></text:span><text:span text:style-name="T55">x</text:span><text:span text:style-name="_5f_BVS"><text:span text:style-name="T57"> </text:span></text:span><text:span text:style-name="T65">−</text:span><text:span text:style-name="_5f_BVS"><text:span text:style-name="T57"> </text:span></text:span><text:span text:style-name="T83">3</text:span><text:span text:style-name="_5f_BVS"><text:span text:style-name="T57"> </text:span></text:span><text:span text:style-name="T65">×</text:span><text:span text:style-name="_5f_BVS"><text:span text:style-name="T57"> </text:span></text:span><text:span text:style-name="_5f_BVS"><text:span text:style-name="T56">x</text:span></text:span><text:span text:style-name="_5f_BVS"><text:span text:style-name="T57"> </text:span></text:span><text:span text:style-name="T65">−</text:span><text:span text:style-name="_5f_BVS"><text:span text:style-name="T57"> </text:span></text:span><text:span text:style-name="T83">3</text:span><text:span text:style-name="_5f_BVS"><text:span text:style-name="T57"> </text:span></text:span><text:span text:style-name="T65">×</text:span><text:span text:style-name="_5f_BVS"><text:span text:style-name="T57"> </text:span></text:span><text:span text:style-name="T83">7</text:span><text:span text:style-name="_5f_BVS"><text:span text:style-name="T57"> </text:span></text:span><text:span text:style-name="T65">−</text:span><text:span text:style-name="_5f_BVS"><text:span text:style-name="T57"> </text:span></text:span><text:span text:style-name="T83">2</text:span><text:span text:style-name="T55">x</text:span><text:span text:style-name="_5f_BVS"><text:span text:style-name="T57"> </text:span></text:span><text:span text:style-name="T65">×</text:span><text:span text:style-name="_5f_BVS"><text:span text:style-name="T57"> </text:span></text:span><text:span text:style-name="_5f_BVS"><text:span text:style-name="T56">x</text:span></text:span><text:span text:style-name="_5f_BVS"><text:span text:style-name="T57"> </text:span></text:span><text:span text:style-name="T65">−</text:span><text:span text:style-name="_5f_BVS"><text:span text:style-name="T57"> </text:span></text:span><text:span text:style-name="T83">7</text:span><text:span text:style-name="_5f_BVS"><text:span text:style-name="T57"> </text:span></text:span><text:span text:style-name="T65">×</text:span><text:span text:style-name="_5f_BVS"><text:span text:style-name="T57"> </text:span></text:span><text:span text:style-name="_5f_BVS"><text:span text:style-name="T56">x</text:span></text:span><text:span text:style-name="_5f_BVS"><text:span text:style-name="T57"> </text:span></text:span><text:span text:style-name="T65">−</text:span><text:span text:style-name="_5f_BVS"><text:span text:style-name="T57"> </text:span></text:span><text:span text:style-name="T83">7</text:span><text:span text:style-name="_5f_BVS"><text:span text:style-name="T57"> </text:span></text:span><text:span text:style-name="T65">×</text:span><text:span text:style-name="_5f_BVS"><text:span text:style-name="T57"> </text:span></text:span><text:span text:style-name="T83">(</text:span><text:span text:style-name="T65">−</text:span><text:span text:style-name="T83">3)</text:span></text:p>
      <text:p text:style-name="P34"><text:span text:style-name="_5f_pointillés_20_gris"><text:span text:style-name="T40"><text:tab/></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34"><text:span text:style-name="_5f_pointillés_20_gris"><text:span text:style-name="T40"><text:tab/></text:span></text:span></text:p>
      <text:p text:style-name="P34"><text:span text:style-name="_5f_pointillés_20_gris"><text:span text:style-name="T40"><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2" svg:font-family="OpenSymbol" style:font-pitch="variable" style:font-charset="x-symbol"/>
    <style:font-face style:name="OpenSymbol" svg:font-family="OpenSymbol" style:font-adornments="Normal" style:font-pitch="variable" style:font-charset="x-symbol"/>
    <style:font-face style:name="OpenSymbol3"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OpenSymbol1" svg:font-family="OpenSymbol" style:font-adornments="Roman"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3"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3" fo:font-family="OpenSymbol" style:font-style-name="Oblique" style:font-pitch="variable" style:font-charset="x-symbol" fo:font-size="10pt" fo:font-style="normal" style:font-name-asian="OpenSymbol3" style:font-family-asian="OpenSymbol" style:font-style-name-asian="Oblique" style:font-pitch-asian="variable" style:font-charset-asian="x-symbol" style:font-name-complex="OpenSymbol3"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3"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Puce_5f_enonce1" style:display-name="Puce_enonce1" style:family="text">
      <style:text-properties fo:color="#e8c32a" style:font-name="Bitstream Vera Sans3"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3"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3"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2"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style:text-properties fo:font-size="14pt" style:font-size-asian="14pt" style:font-size-complex="14pt"/>
    </style:style>
    <style:style style:name="MP9" style:family="paragraph" style:parent-style-name="Header">
      <style:paragraph-properties fo:text-align="end" style:justify-single-word="false"/>
      <style:text-properties fo:font-size="12pt" style:font-size-asian="12pt" style:font-size-complex="12pt"/>
    </style:style>
    <style:style style:name="MP10" style:family="paragraph" style:parent-style-name="Standard">
      <style:text-properties fo:font-size="2pt" style:font-size-asian="2pt" style:font-size-complex="2pt"/>
    </style:style>
    <style:style style:name="MP11" style:family="paragraph" style:parent-style-name="Header">
      <style:text-properties fo:font-size="3pt" style:font-size-asian="4pt" style:font-size-complex="4pt"/>
    </style:style>
    <style:style style:name="MP12"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13"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14"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1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rsid="00203b1d" officeooo:paragraph-rsid="0046f792"/>
    </style:style>
    <style:style style:name="MP25" style:family="paragraph">
      <loext:graphic-properties draw:fill="solid" draw:fill-color="#d7e12c"/>
    </style:style>
    <style:style style:name="MP26" style:family="paragraph">
      <style:paragraph-properties fo:text-align="center"/>
    </style:style>
    <style:style style:name="MP27" style:family="paragraph">
      <loext:graphic-properties draw:fill="none" draw:fill-color="#ffffff"/>
      <style:paragraph-properties fo:text-align="center"/>
      <style:text-properties fo:color="#ffffff" style:font-name="Bitstream Vera Sans"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3341e8"/>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 fo:font-size="16pt" fo:font-weight="bold" style:font-size-asian="16pt" style:font-weight-asian="bold" style:font-size-complex="16pt" style:font-weight-complex="bold"/>
    </style:style>
    <style:style style:name="MT6"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9"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du_20_livret_20_pair" style:display-name="_Fiche du livret pair" style:page-layout-name="Mpm10">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8">N4 : Fractions</text:p>
                    </table:table-cell>
                    <table:table-cell table:style-name="Tableau18.A1" office:value-type="string">
                      <text:p text:style-name="MP8"/>
                    </table:table-cell>
                  </table:table-row>
                  <table:table-row table:style-name="Tableau18.B1.1">
                    <table:table-cell table:style-name="Tableau18.A1" office:value-type="string">
                      <text:p text:style-name="MP9">Série 1 : Fractions et parts</text:p>
                    </table:table-cell>
                    <table:table-cell table:style-name="Tableau18.A1" office:value-type="string">
                      <text:p text:style-name="MP9"/>
                    </table:table-cell>
                  </table:table-row>
                </table:table>
              </table:table-cell>
            </table:table-row>
          </table:table-header-rows>
        </table:table>
        <text:p text:style-name="MP10"/>
      </style:header>
    </style:master-page>
    <style:master-page style:name="_5f_Fiche_20_format_20_Site" style:display-name="_Fiche format Site" style:page-layout-name="Mpm11">
      <style:header>
        <text:p text:style-name="MP11"/>
        <text:p text:style-name="MP12"><text:span text:style-name="MT2">Chapitre N3 :</text:span> <text:span text:style-name="MT3">Nombres fractions</text:span></text:p>
        <text:p text:style-name="MP13">Série 2 : Fractions et partage <text:s text:c="75"/></text:p>
      </style:header>
    </style:master-page>
    <style:master-page style:name="_5f_Fiche_20_éditeur_20_série_20_2_20_impaire_20__28_D_29_" style:display-name="_Fiche éditeur série 2 impaire (D)" style:page-layout-name="Mpm12" style:next-style-name="_5f_Fiche_20_éditeur_20_série_20_2_20_paire_20__28_G_29_">
      <style:header>
        <text:p text:style-name="MP3"><text:span text:style-name="MT1">Série 2 :</text:span> <text:span text:style-name="MT1">???</text:span></text:p>
      </style:header>
      <style:footer>
        <text:p text:style-name="MP6">Chapitre <text:span text:style-name="MT4">? : ...</text:span></text:p>
      </style:footer>
      <style:footer-left>
        <text:p text:style-name="MP7">Série 2 :<text:tab/> <text:s text:c="87"/>Chapitre G? : ...</text:p>
      </style:footer-left>
    </style:master-page>
    <style:master-page style:name="_5f_Fiche_20_éditeur_20_série_20_3_20_impaire_20__28_D_29_" style:display-name="_Fiche éditeur série 3 impaire (D)" style:page-layout-name="Mpm12"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4"/>
      </style:footer-left>
    </style:master-page>
    <style:master-page style:name="_5f_Fiche_20_éditeur_20_série_20_4_20_impaire_20__28_D_29_" style:display-name="_Fiche éditeur série 4 impaire (D)" style:page-layout-name="Mpm13" style:next-style-name="_5f_Fiche_20_éditeur_20_série_20_4_20_paire_20__28_G_29_">
      <style:header>
        <text:p text:style-name="MP15">Série 4 : ???</text:p>
      </style:header>
      <style:footer>
        <text:p text:style-name="MP16">Chapitre ? : ...</text:p>
      </style:footer>
      <style:footer-left>
        <text:p text:style-name="MP14"/>
      </style:footer-left>
    </style:master-page>
    <style:master-page style:name="_5f_Fiche_20_éditeur_20_synthèse_20_impaire_20__28_D_29_" style:display-name="_Fiche éditeur synthèse impaire (D)" style:page-layout-name="Mpm13" style:next-style-name="_5f_Fiche_20_éditeur_20_synthèse_20_paire_20__28_G_29_">
      <style:header>
        <text:p text:style-name="MP15">Synthèse</text:p>
      </style:header>
      <style:footer>
        <text:p text:style-name="MP6">Chapitre ? : ...</text:p>
      </style:footer>
      <style:footer-left>
        <text:p text:style-name="MP17"/>
      </style:footer-left>
    </style:master-page>
    <style:master-page style:name="_5f_Fiche_20_éditeur_20_série_20_2_20_paire_20__28_G_29_" style:display-name="_Fiche éditeur série 2 paire (G)" style:page-layout-name="Mpm14" style:next-style-name="_5f_Fiche_20_éditeur_20_série_20_2_20_impaire_20__28_D_29_">
      <style:header>
        <text:p text:style-name="MP18">Série 2: Multiplier deux nombres relatifs</text:p>
      </style:header>
      <style:footer>
        <text:h text:style-name="MP19" text:outline-level="1">Chapitre A2: Nombres relatifs</text:h>
      </style:footer>
    </style:master-page>
    <style:master-page style:name="_5f_Fiche_20_éditeur_20_série_20_3_20_paire_20__28_G_29_" style:display-name="_Fiche éditeur série 3 paire (G)" style:page-layout-name="Mpm14" style:next-style-name="_5f_Fiche_20_éditeur_20_série_20_3_20_impaire_20__28_D_29_">
      <style:header>
        <text:p text:style-name="MP15">Série 3 : ???</text:p>
      </style:header>
      <style:footer>
        <text:p text:style-name="MP20">Chapitre ? : ...</text:p>
      </style:footer>
    </style:master-page>
    <style:master-page style:name="_5f_Fiche_20_éditeur_20_série_20_4_20_paire_20__28_G_29_" style:display-name="_Fiche éditeur série 4 paire (G)" style:page-layout-name="Mpm14" style:next-style-name="_5f_Fiche_20_éditeur_20_série_20_4_20_impaire_20__28_D_29_">
      <style:header>
        <text:p text:style-name="MP15">Série 4 : ???</text:p>
      </style:header>
      <style:footer>
        <text:p text:style-name="MP20">Chapitre ? : ...</text:p>
      </style:footer>
    </style:master-page>
    <style:master-page style:name="_5f_Fiche_20_éditeur_20_synthèse_20_paire_20__28_G_29_" style:display-name="_Fiche éditeur synthèse paire (G)" style:page-layout-name="Mpm14" style:next-style-name="_5f_Fiche_20_éditeur_20_synthèse_20_impaire_20__28_D_29_">
      <style:header>
        <text:p text:style-name="MP15">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4"><draw:path text:anchor-type="paragraph" draw:z-index="5" draw:style-name="Mgr1" draw:text-style-name="MP25" svg:width="4.329cm" svg:height="2.24cm" svg:x="-1.499cm" svg:y="-1cm" svg:viewBox="0 0 4330 2241" svg:d="M0 2241l3984-288c209-15 363-168 345-342l-170-1611h-4159z"><text:p/></draw:path><draw:frame text:anchor-type="paragraph" draw:z-index="7" draw:style-name="Mgr2" draw:text-style-name="MP27" svg:width="2.703cm" svg:height="0.715cm" draw:transform="rotate (0.0872664625997165) translate (-0.172861111111111cm 0.218722222222222cm)"><draw:text-box><text:p text:style-name="MP26"><text:span text:style-name="MT5">Série 2</text:span></text:p></draw:text-box></draw:frame><draw:line text:anchor-type="paragraph" draw:z-index="13" draw:style-name="Mgr3" draw:text-style-name="MP26" svg:x1="13.384cm" svg:y1="0.36cm" svg:x2="20.496cm" svg:y2="0.36cm"><text:p/></draw:line>Réduire une somme algébrique</text:p>
      </style:header>
      <style:footer>
        <text:p text:style-name="MP28"><draw:frame draw:style-name="Mfr1" draw:name="Cadre1" text:anchor-type="paragraph" svg:y="-0.06cm" draw:z-index="1"><draw:text-box fo:min-height="0.499cm" fo:min-width="1cm"><draw:frame draw:style-name="Mfr2" draw:name="Cadre2" text:anchor-type="frame" svg:x="0.45cm" svg:y="0.079cm" svg:width="0.817cm" draw:z-index="3"><draw:text-box fo:min-height="0.355cm"><text:p text:style-name="MP29"><draw:g text:anchor-type="paragraph" draw:z-index="9" draw:style-name="Mgr4"><draw:path draw:style-name="Mgr5" draw:text-style-name="MP30" svg:width="0.855cm" svg:height="1.172cm" svg:x="-0.03cm" svg:y="-0.194cm" svg:viewBox="0 0 856 1173" svg:d="M856 1173h-856v-991c0-100 79-182 175-182h505c97 0 176 82 176 182z"><text:p/></draw:path></draw:g><text:page-number text:select-page="current">42</text:page-number></text:p></draw:text-box></draw:frame><text:p text:style-name="MP31"><text:span text:style-name="MT6">Le rôle de la lettre et du signe égal</text:span> • A<text:span text:style-name="MT6">6</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2T17:22:43.166000000</dc:date>
    <meta:printed-by>Katia Hache</meta:printed-by>
    <meta:print-date>2008-12-06T20:07:18</meta:print-date>
    <meta:editing-cycles>125</meta:editing-cycles>
    <meta:editing-duration>P2DT8H23M17S</meta:editing-duration>
    <meta:document-statistic meta:table-count="1" meta:image-count="0" meta:object-count="2" meta:page-count="2" meta:paragraph-count="184" meta:word-count="785" meta:character-count="3290" meta:non-whitespace-character-count="211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frac>
        <math:mn>3</math:mn>
        <math:mn>5</math:mn>
      </math:mfrac>
      <math:mstyle math:fontsize="12pt">
        <math:mrow>
          <math:mi>x</math:mi>
        </math:mrow>
      </math:mstyle>
      <math:mrow>
        <math:mi/>
        <math:mo math:stretchy="false">+</math:mo>
        <math:mi/>
      </math:mrow>
      <math:mfrac>
        <math:mn>1</math:mn>
        <math:mn>5</math:mn>
      </math:mfrac>
      <math:mstyle math:fontsize="12pt">
        <math:mrow>
          <math:mi>x</math:mi>
        </math:mrow>
      </math:mstyle>
    </math:mrow>
    <math:annotation math:encoding="StarMath 5.0">{3} over {5} {size 12 x}`+`{1} over {5} {size 12 x}</math:annotation>
  </math:semantics>
</math:math>
</file>

<file path=Object 2/content.xml><?xml version="1.0" encoding="utf-8"?>
<math xmlns="http://www.w3.org/1998/Math/MathML">
  <semantics>
    <mrow>
      <mi>–</mi>
      <mi/>
      <mfrac>
        <mn>1</mn>
        <mn>3</mn>
      </mfrac>
      <msup>
        <mstyle mathsize="12pt">
          <mrow>
            <mi>y</mi>
          </mrow>
        </mstyle>
        <mn>2</mn>
      </msup>
      <mrow>
        <mi/>
        <mo stretchy="false">+</mo>
        <mi/>
      </mrow>
      <mfrac>
        <mn>5</mn>
        <mn>6</mn>
      </mfrac>
      <msup>
        <mstyle mathsize="12pt">
          <mrow>
            <mi>y</mi>
          </mrow>
        </mstyle>
        <mn>2</mn>
      </msup>
    </mrow>
    <annotation encoding="StarMath 5.0">–`{1} over {3}{size 12 y}^2`+`{5} over {6}{size 12 y}^2</annotation>
  </semantics>
</math>
</file>